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849cm"/>
    </style:style>
    <style:style style:name="Table1.B" style:family="table-column">
      <style:table-column-properties style:column-width="14.152cm"/>
    </style:style>
    <style:style style:name="Table1.A1" style:family="table-cell">
      <style:table-cell-properties style:vertical-align="middle" fo:padding="0.064cm" fo:border="none"/>
    </style:style>
    <style:style style:name="Table1.A2" style:family="table-cell">
      <style:table-cell-properties fo:padding="0.064cm" fo:border="none"/>
    </style:style>
    <style:style style:name="Table1.B2" style:family="table-cell">
      <style:table-cell-properties fo:padding="0.064cm" fo:border="none"/>
    </style:style>
    <style:style style:name="Table1.A3" style:family="table-cell">
      <style:table-cell-properties fo:padding="0.064cm" fo:border="none"/>
    </style:style>
    <style:style style:name="Table1.B3" style:family="table-cell">
      <style:table-cell-properties fo:padding="0.064cm" fo:border="none"/>
    </style:style>
    <style:style style:name="Table1.A4" style:family="table-cell">
      <style:table-cell-properties fo:padding="0.064cm" fo:border="none"/>
    </style:style>
    <style:style style:name="Table1.B4" style:family="table-cell">
      <style:table-cell-properties fo:padding="0.064cm" fo:border="none"/>
    </style:style>
    <style:style style:name="Table2" style:family="table">
      <style:table-properties style:width="17cm" table:align="left"/>
    </style:style>
    <style:style style:name="Table2.A" style:family="table-column">
      <style:table-column-properties style:column-width="3.117cm"/>
    </style:style>
    <style:style style:name="Table2.B" style:family="table-column">
      <style:table-column-properties style:column-width="13.884cm"/>
    </style:style>
    <style:style style:name="Table2.A1" style:family="table-cell">
      <style:table-cell-properties style:vertical-align="middle" fo:padding="0.064cm" fo:border="none"/>
    </style:style>
    <style:style style:name="Table2.A2" style:family="table-cell">
      <style:table-cell-properties fo:padding="0.064cm" fo:border="none"/>
    </style:style>
    <style:style style:name="Table2.B2" style:family="table-cell">
      <style:table-cell-properties fo:padding="0.064cm" fo:border="none"/>
    </style:style>
    <style:style style:name="Table2.A3" style:family="table-cell">
      <style:table-cell-properties fo:padding="0.064cm" fo:border="none"/>
    </style:style>
    <style:style style:name="Table2.B3" style:family="table-cell">
      <style:table-cell-properties fo:padding="0.064cm" fo:border="none"/>
    </style:style>
    <style:style style:name="Table2.A4" style:family="table-cell">
      <style:table-cell-properties fo:padding="0.064cm" fo:border="none"/>
    </style:style>
    <style:style style:name="Table2.B4" style:family="table-cell">
      <style:table-cell-properties fo:padding="0.064cm" fo:border="none"/>
    </style:style>
    <style:style style:name="Table2.A5" style:family="table-cell">
      <style:table-cell-properties fo:padding="0.064cm" fo:border="none"/>
    </style:style>
    <style:style style:name="Table2.B5" style:family="table-cell">
      <style:table-cell-properties fo:padding="0.064cm" fo:border="none"/>
    </style:style>
    <style:style style:name="Table2.A6" style:family="table-cell">
      <style:table-cell-properties fo:padding="0.064cm" fo:border="none"/>
    </style:style>
    <style:style style:name="Table2.B6" style:family="table-cell">
      <style:table-cell-properties fo:padding="0.064cm" fo:border="none"/>
    </style:style>
    <style:style style:name="Table2.A7" style:family="table-cell">
      <style:table-cell-properties fo:padding="0.064cm" fo:border="none"/>
    </style:style>
    <style:style style:name="Table2.B7" style:family="table-cell">
      <style:table-cell-properties fo:padding="0.064cm" fo:border="none"/>
    </style:style>
    <style:style style:name="Table2.A8" style:family="table-cell">
      <style:table-cell-properties fo:padding="0.064cm" fo:border="none"/>
    </style:style>
    <style:style style:name="Table2.B8" style:family="table-cell">
      <style:table-cell-properties fo:padding="0.064cm" fo:border="none"/>
    </style:style>
    <style:style style:name="Table2.A9" style:family="table-cell">
      <style:table-cell-properties fo:padding="0.064cm" fo:border="none"/>
    </style:style>
    <style:style style:name="Table2.B9" style:family="table-cell">
      <style:table-cell-properties fo:padding="0.064cm" fo:border="none"/>
    </style:style>
    <style:style style:name="Table2.A10" style:family="table-cell">
      <style:table-cell-properties fo:padding="0.064cm" fo:border="none"/>
    </style:style>
    <style:style style:name="Table2.B10" style:family="table-cell">
      <style:table-cell-properties fo:padding="0.064cm" fo:border="none"/>
    </style:style>
    <style:style style:name="Table2.A11" style:family="table-cell">
      <style:table-cell-properties fo:padding="0.064cm" fo:border="none"/>
    </style:style>
    <style:style style:name="Table2.B11" style:family="table-cell">
      <style:table-cell-properties fo:padding="0.064cm" fo:border="none"/>
    </style:style>
    <style:style style:name="Table2.A12" style:family="table-cell">
      <style:table-cell-properties fo:padding="0.064cm" fo:border="none"/>
    </style:style>
    <style:style style:name="Table2.B12" style:family="table-cell">
      <style:table-cell-properties fo:padding="0.064cm" fo:border="none"/>
    </style:style>
    <style:style style:name="Table2.A13" style:family="table-cell">
      <style:table-cell-properties fo:padding="0.064cm" fo:border="none"/>
    </style:style>
    <style:style style:name="Table2.B13" style:family="table-cell">
      <style:table-cell-properties fo:padding="0.064cm" fo:border="none"/>
    </style:style>
    <style:style style:name="Table2.A14" style:family="table-cell">
      <style:table-cell-properties fo:padding="0.064cm" fo:border="none"/>
    </style:style>
    <style:style style:name="Table2.B14" style:family="table-cell">
      <style:table-cell-properties fo:padding="0.064cm" fo:border="none"/>
    </style:style>
    <style:style style:name="Table2.A15" style:family="table-cell">
      <style:table-cell-properties fo:padding="0.064cm" fo:border="none"/>
    </style:style>
    <style:style style:name="Table2.B15" style:family="table-cell">
      <style:table-cell-properties fo:padding="0.064cm" fo:border="none"/>
    </style:style>
    <style:style style:name="Table2.A16" style:family="table-cell">
      <style:table-cell-properties fo:padding="0.064cm" fo:border="none"/>
    </style:style>
    <style:style style:name="Table2.B16" style:family="table-cell">
      <style:table-cell-properties fo:padding="0.064cm" fo:border="none"/>
    </style:style>
    <style:style style:name="Table2.A17" style:family="table-cell">
      <style:table-cell-properties fo:padding="0.064cm" fo:border="none"/>
    </style:style>
    <style:style style:name="Table2.B17" style:family="table-cell">
      <style:table-cell-properties fo:padding="0.064cm" fo:border="none"/>
    </style:style>
    <style:style style:name="Table2.A18" style:family="table-cell">
      <style:table-cell-properties fo:padding="0.064cm" fo:border="none"/>
    </style:style>
    <style:style style:name="Table2.B18" style:family="table-cell">
      <style:table-cell-properties fo:padding="0.064cm" fo:border="none"/>
    </style:style>
    <style:style style:name="Table2.A19" style:family="table-cell">
      <style:table-cell-properties fo:padding="0.064cm" fo:border="none"/>
    </style:style>
    <style:style style:name="Table2.B19" style:family="table-cell">
      <style:table-cell-properties fo:padding="0.064cm" fo:border="none"/>
    </style:style>
    <style:style style:name="Table2.A20" style:family="table-cell">
      <style:table-cell-properties fo:padding="0.064cm" fo:border="none"/>
    </style:style>
    <style:style style:name="Table2.B20" style:family="table-cell">
      <style:table-cell-properties fo:padding="0.064cm" fo:border="none"/>
    </style:style>
    <style:style style:name="Table2.A21" style:family="table-cell">
      <style:table-cell-properties fo:padding="0.064cm" fo:border="none"/>
    </style:style>
    <style:style style:name="Table2.B21" style:family="table-cell">
      <style:table-cell-properties fo:padding="0.064cm" fo:border="none"/>
    </style:style>
    <style:style style:name="Table2.A22" style:family="table-cell">
      <style:table-cell-properties fo:padding="0.064cm" fo:border="none"/>
    </style:style>
    <style:style style:name="Table2.B22" style:family="table-cell">
      <style:table-cell-properties fo:padding="0.064cm" fo:border="none"/>
    </style:style>
    <style:style style:name="Table2.A23" style:family="table-cell">
      <style:table-cell-properties fo:padding="0.064cm" fo:border="none"/>
    </style:style>
    <style:style style:name="Table2.B23" style:family="table-cell">
      <style:table-cell-properties fo:padding="0.064cm" fo:border="none"/>
    </style:style>
    <style:style style:name="Table2.A24" style:family="table-cell">
      <style:table-cell-properties fo:padding="0.064cm" fo:border="none"/>
    </style:style>
    <style:style style:name="Table2.B24" style:family="table-cell">
      <style:table-cell-properties fo:padding="0.064cm" fo:border="none"/>
    </style:style>
    <style:style style:name="Table2.A25" style:family="table-cell">
      <style:table-cell-properties fo:padding="0.064cm" fo:border="none"/>
    </style:style>
    <style:style style:name="Table2.B25" style:family="table-cell">
      <style:table-cell-properties fo:padding="0.064cm" fo:border="none"/>
    </style:style>
    <style:style style:name="Table2.A26" style:family="table-cell">
      <style:table-cell-properties fo:padding="0.064cm" fo:border="none"/>
    </style:style>
    <style:style style:name="Table2.B26" style:family="table-cell">
      <style:table-cell-properties fo:padding="0.064cm" fo:border="none"/>
    </style:style>
    <style:style style:name="Table2.A27" style:family="table-cell">
      <style:table-cell-properties fo:padding="0.064cm" fo:border="none"/>
    </style:style>
    <style:style style:name="Table2.B27" style:family="table-cell">
      <style:table-cell-properties fo:padding="0.064cm" fo:border="none"/>
    </style:style>
    <style:style style:name="Table2.A28" style:family="table-cell">
      <style:table-cell-properties fo:padding="0.064cm" fo:border="none"/>
    </style:style>
    <style:style style:name="Table2.B28" style:family="table-cell">
      <style:table-cell-properties fo:padding="0.064cm" fo:border="none"/>
    </style:style>
    <style:style style:name="Table2.A29" style:family="table-cell">
      <style:table-cell-properties fo:padding="0.064cm" fo:border="none"/>
    </style:style>
    <style:style style:name="Table2.B29" style:family="table-cell">
      <style:table-cell-properties fo:padding="0.064cm" fo:border="none"/>
    </style:style>
    <style:style style:name="Table2.A30" style:family="table-cell">
      <style:table-cell-properties fo:padding="0.064cm" fo:border="none"/>
    </style:style>
    <style:style style:name="Table2.B30" style:family="table-cell">
      <style:table-cell-properties fo:padding="0.064cm" fo:border="none"/>
    </style:style>
    <style:style style:name="Table2.A31" style:family="table-cell">
      <style:table-cell-properties fo:padding="0.064cm" fo:border="none"/>
    </style:style>
    <style:style style:name="Table2.B31" style:family="table-cell">
      <style:table-cell-properties fo:padding="0.064cm" fo:border="none"/>
    </style:style>
    <style:style style:name="Table2.A32" style:family="table-cell">
      <style:table-cell-properties fo:padding="0.064cm" fo:border="none"/>
    </style:style>
    <style:style style:name="Table2.B32" style:family="table-cell">
      <style:table-cell-properties fo:padding="0.064cm" fo:border="none"/>
    </style:style>
    <style:style style:name="Table2.A33" style:family="table-cell">
      <style:table-cell-properties fo:padding="0.064cm" fo:border="none"/>
    </style:style>
    <style:style style:name="Table2.B33" style:family="table-cell">
      <style:table-cell-properties fo:padding="0.064cm" fo:border="none"/>
    </style:style>
    <style:style style:name="Table2.A34" style:family="table-cell">
      <style:table-cell-properties fo:padding="0.064cm" fo:border="none"/>
    </style:style>
    <style:style style:name="Table2.B34" style:family="table-cell">
      <style:table-cell-properties fo:padding="0.064cm" fo:border="none"/>
    </style:style>
    <style:style style:name="Table3" style:family="table">
      <style:table-properties style:width="14.183cm" table:align="left"/>
    </style:style>
    <style:style style:name="Table3.A" style:family="table-column">
      <style:table-column-properties style:column-width="2.849cm"/>
    </style:style>
    <style:style style:name="Table3.B" style:family="table-column">
      <style:table-column-properties style:column-width="11.335cm"/>
    </style:style>
    <style:style style:name="Table3.A1" style:family="table-cell">
      <style:table-cell-properties style:vertical-align="middle" fo:padding="0.064cm" fo:border="none"/>
    </style:style>
    <style:style style:name="Table3.A2" style:family="table-cell">
      <style:table-cell-properties fo:padding="0.064cm" fo:border="none"/>
    </style:style>
    <style:style style:name="Table3.B2" style:family="table-cell">
      <style:table-cell-properties fo:padding="0.064cm" fo:border="none"/>
    </style:style>
    <style:style style:name="Table3.A3" style:family="table-cell">
      <style:table-cell-properties fo:padding="0.064cm" fo:border="none"/>
    </style:style>
    <style:style style:name="Table3.B3" style:family="table-cell">
      <style:table-cell-properties fo:padding="0.064cm" fo:border="none"/>
    </style:style>
    <style:style style:name="Table3.A4" style:family="table-cell">
      <style:table-cell-properties fo:padding="0.064cm" fo:border="none"/>
    </style:style>
    <style:style style:name="Table3.B4" style:family="table-cell">
      <style:table-cell-properties fo:padding="0.064cm" fo:border="none"/>
    </style:style>
    <style:style style:name="Table3.A5" style:family="table-cell">
      <style:table-cell-properties fo:padding="0.064cm" fo:border="none"/>
    </style:style>
    <style:style style:name="Table3.B5" style:family="table-cell">
      <style:table-cell-properties fo:padding="0.064cm" fo:border="none"/>
    </style:style>
    <style:style style:name="Table3.A6" style:family="table-cell">
      <style:table-cell-properties fo:padding="0.064cm" fo:border="none"/>
    </style:style>
    <style:style style:name="Table3.B6" style:family="table-cell">
      <style:table-cell-properties fo:padding="0.064cm" fo:border="none"/>
    </style:style>
    <style:style style:name="Table3.A7" style:family="table-cell">
      <style:table-cell-properties fo:padding="0.064cm" fo:border="none"/>
    </style:style>
    <style:style style:name="Table3.B7" style:family="table-cell">
      <style:table-cell-properties fo:padding="0.064cm" fo:border="none"/>
    </style:style>
    <style:style style:name="Table3.A8" style:family="table-cell">
      <style:table-cell-properties fo:padding="0.064cm" fo:border="none"/>
    </style:style>
    <style:style style:name="Table3.B8" style:family="table-cell">
      <style:table-cell-properties fo:padding="0.064cm" fo:border="none"/>
    </style:style>
    <style:style style:name="Table3.A9" style:family="table-cell">
      <style:table-cell-properties fo:padding="0.064cm" fo:border="none"/>
    </style:style>
    <style:style style:name="Table3.B9" style:family="table-cell">
      <style:table-cell-properties fo:padding="0.064cm" fo:border="none"/>
    </style:style>
    <style:style style:name="Table3.A10" style:family="table-cell">
      <style:table-cell-properties fo:padding="0.064cm" fo:border="none"/>
    </style:style>
    <style:style style:name="Table3.B10" style:family="table-cell">
      <style:table-cell-properties fo:padding="0.064cm" fo:border="none"/>
    </style:style>
    <style:style style:name="Table3.11" style:family="table-row">
      <style:table-row-properties style:min-row-height="0.557cm"/>
    </style:style>
    <style:style style:name="Table3.A11" style:family="table-cell">
      <style:table-cell-properties fo:padding="0.064cm" fo:border="none"/>
    </style:style>
    <style:style style:name="Table3.B11" style:family="table-cell">
      <style:table-cell-properties fo:padding="0.064cm" fo:border="none"/>
    </style:style>
    <style:style style:name="Table3.A12" style:family="table-cell">
      <style:table-cell-properties fo:padding="0.064cm" fo:border="none"/>
    </style:style>
    <style:style style:name="Table3.B12" style:family="table-cell">
      <style:table-cell-properties fo:padding="0.064cm" fo:border="none"/>
    </style:style>
    <style:style style:name="Table3.A13" style:family="table-cell">
      <style:table-cell-properties fo:padding="0.064cm" fo:border="none"/>
    </style:style>
    <style:style style:name="Table3.B13" style:family="table-cell">
      <style:table-cell-properties fo:padding="0.064cm" fo:border="none"/>
    </style:style>
    <style:style style:name="Table3.A14" style:family="table-cell">
      <style:table-cell-properties fo:padding="0.064cm" fo:border="none"/>
    </style:style>
    <style:style style:name="Table3.B14" style:family="table-cell">
      <style:table-cell-properties fo:padding="0.064cm" fo:border="none"/>
    </style:style>
    <style:style style:name="Table3.A15" style:family="table-cell">
      <style:table-cell-properties fo:padding="0.064cm" fo:border="none"/>
    </style:style>
    <style:style style:name="Table3.B15" style:family="table-cell">
      <style:table-cell-properties fo:padding="0.064cm" fo:border="none"/>
    </style:style>
    <style:style style:name="Table3.A16" style:family="table-cell">
      <style:table-cell-properties fo:padding="0.064cm" fo:border="none"/>
    </style:style>
    <style:style style:name="Table3.B16" style:family="table-cell">
      <style:table-cell-properties fo:padding="0.064cm" fo:border="none"/>
    </style:style>
    <style:style style:name="Table3.A17" style:family="table-cell">
      <style:table-cell-properties fo:padding="0.064cm" fo:border="none"/>
    </style:style>
    <style:style style:name="Table3.B17" style:family="table-cell">
      <style:table-cell-properties fo:padding="0.064cm" fo:border="none"/>
    </style:style>
    <style:style style:name="Table3.A18" style:family="table-cell">
      <style:table-cell-properties fo:padding="0.064cm" fo:border="none"/>
    </style:style>
    <style:style style:name="Table3.B18" style:family="table-cell">
      <style:table-cell-properties fo:padding="0.064cm" fo:border="none"/>
    </style:style>
    <style:style style:name="Table3.A19" style:family="table-cell">
      <style:table-cell-properties fo:padding="0.064cm" fo:border="none"/>
    </style:style>
    <style:style style:name="Table3.B19" style:family="table-cell">
      <style:table-cell-properties fo:padding="0.064cm" fo:border="none"/>
    </style:style>
    <style:style style:name="Table3.A20" style:family="table-cell">
      <style:table-cell-properties fo:padding="0.064cm" fo:border="none"/>
    </style:style>
    <style:style style:name="Table3.B20" style:family="table-cell">
      <style:table-cell-properties fo:padding="0.064cm" fo:border="none"/>
    </style:style>
    <style:style style:name="Table3.A21" style:family="table-cell">
      <style:table-cell-properties fo:padding="0.064cm" fo:border="none"/>
    </style:style>
    <style:style style:name="Table3.B21" style:family="table-cell">
      <style:table-cell-properties fo:padding="0.064cm" fo:border="none"/>
    </style:style>
    <style:style style:name="Table3.A22" style:family="table-cell">
      <style:table-cell-properties fo:padding="0.064cm" fo:border="none"/>
    </style:style>
    <style:style style:name="Table3.B22" style:family="table-cell">
      <style:table-cell-properties fo:padding="0.064cm" fo:border="none"/>
    </style:style>
    <style:style style:name="Table3.A23" style:family="table-cell">
      <style:table-cell-properties fo:padding="0.064cm" fo:border="none"/>
    </style:style>
    <style:style style:name="Table3.B23" style:family="table-cell">
      <style:table-cell-properties fo:padding="0.064cm" fo:border="none"/>
    </style:style>
    <style:style style:name="Table3.A24" style:family="table-cell">
      <style:table-cell-properties fo:padding="0.064cm" fo:border="none"/>
    </style:style>
    <style:style style:name="Table3.B24" style:family="table-cell">
      <style:table-cell-properties fo:padding="0.064cm" fo:border="none"/>
    </style:style>
    <style:style style:name="Table3.A25" style:family="table-cell">
      <style:table-cell-properties fo:padding="0.064cm" fo:border="none"/>
    </style:style>
    <style:style style:name="Table3.B25" style:family="table-cell">
      <style:table-cell-properties fo:padding="0.064cm" fo:border="none"/>
    </style:style>
    <style:style style:name="Table3.A26" style:family="table-cell">
      <style:table-cell-properties fo:padding="0.064cm" fo:border="none"/>
    </style:style>
    <style:style style:name="Table3.B26" style:family="table-cell">
      <style:table-cell-properties fo:padding="0.064cm" fo:border="none"/>
    </style:style>
    <style:style style:name="Table3.A27" style:family="table-cell">
      <style:table-cell-properties fo:padding="0.064cm" fo:border="none"/>
    </style:style>
    <style:style style:name="Table3.B27" style:family="table-cell">
      <style:table-cell-properties fo:padding="0.064cm" fo:border="none"/>
    </style:style>
    <style:style style:name="Table3.A28" style:family="table-cell">
      <style:table-cell-properties fo:padding="0.064cm" fo:border="none"/>
    </style:style>
    <style:style style:name="Table3.B28" style:family="table-cell">
      <style:table-cell-properties fo:padding="0.064cm" fo:border="none"/>
    </style:style>
    <style:style style:name="Table3.A29" style:family="table-cell">
      <style:table-cell-properties fo:padding="0.064cm" fo:border="none"/>
    </style:style>
    <style:style style:name="Table3.B29" style:family="table-cell">
      <style:table-cell-properties fo:padding="0.064cm" fo:border="none"/>
    </style:style>
    <style:style style:name="Table3.A30" style:family="table-cell">
      <style:table-cell-properties fo:padding="0.064cm" fo:border="none"/>
    </style:style>
    <style:style style:name="Table3.B30" style:family="table-cell">
      <style:table-cell-properties fo:padding="0.064cm" fo:border="none"/>
    </style:style>
    <style:style style:name="Table3.A31" style:family="table-cell">
      <style:table-cell-properties fo:padding="0.064cm" fo:border="none"/>
    </style:style>
    <style:style style:name="Table3.B31" style:family="table-cell">
      <style:table-cell-properties fo:padding="0.064cm" fo:border="none"/>
    </style:style>
    <style:style style:name="Table3.A32" style:family="table-cell">
      <style:table-cell-properties fo:padding="0.064cm" fo:border="none"/>
    </style:style>
    <style:style style:name="Table3.B32" style:family="table-cell">
      <style:table-cell-properties fo:padding="0.064cm" fo:border="none"/>
    </style:style>
    <style:style style:name="Table3.A33" style:family="table-cell">
      <style:table-cell-properties fo:padding="0.064cm" fo:border="none"/>
    </style:style>
    <style:style style:name="Table3.B33" style:family="table-cell">
      <style:table-cell-properties fo:padding="0.064cm" fo:border="none"/>
    </style:style>
    <style:style style:name="Table3.A34" style:family="table-cell">
      <style:table-cell-properties fo:padding="0.064cm" fo:border="none"/>
    </style:style>
    <style:style style:name="Table3.B34" style:family="table-cell">
      <style:table-cell-properties fo:padding="0.064cm" fo:border="none"/>
    </style:style>
    <style:style style:name="Table3.A35" style:family="table-cell">
      <style:table-cell-properties fo:padding="0.064cm" fo:border="none"/>
    </style:style>
    <style:style style:name="Table3.B35" style:family="table-cell">
      <style:table-cell-properties fo:padding="0.064cm" fo:border="none"/>
    </style:style>
    <style:style style:name="Table3.A36" style:family="table-cell">
      <style:table-cell-properties fo:padding="0.064cm" fo:border="none"/>
    </style:style>
    <style:style style:name="Table3.B36" style:family="table-cell">
      <style:table-cell-properties fo:padding="0.064cm" fo:border="none"/>
    </style:style>
    <style:style style:name="Table3.A37" style:family="table-cell">
      <style:table-cell-properties fo:padding="0.064cm" fo:border="none"/>
    </style:style>
    <style:style style:name="Table3.B37" style:family="table-cell">
      <style:table-cell-properties fo:padding="0.064cm" fo:border="none"/>
    </style:style>
    <style:style style:name="Table3.A38" style:family="table-cell">
      <style:table-cell-properties fo:padding="0.064cm" fo:border="none"/>
    </style:style>
    <style:style style:name="Table3.B38" style:family="table-cell">
      <style:table-cell-properties fo:padding="0.064cm" fo:border="none"/>
    </style:style>
    <style:style style:name="Table3.A39" style:family="table-cell">
      <style:table-cell-properties fo:padding="0.064cm" fo:border="none"/>
    </style:style>
    <style:style style:name="Table3.B39" style:family="table-cell">
      <style:table-cell-properties fo:padding="0.064cm" fo:border="none"/>
    </style:style>
    <style:style style:name="Table3.A40" style:family="table-cell">
      <style:table-cell-properties fo:padding="0.064cm" fo:border="none"/>
    </style:style>
    <style:style style:name="Table3.B40" style:family="table-cell">
      <style:table-cell-properties fo:padding="0.064cm" fo:border="none"/>
    </style:style>
    <style:style style:name="Table3.A41" style:family="table-cell">
      <style:table-cell-properties fo:padding="0.064cm" fo:border="none"/>
    </style:style>
    <style:style style:name="Table3.B41" style:family="table-cell">
      <style:table-cell-properties fo:padding="0.064cm" fo:border="none"/>
    </style:style>
    <style:style style:name="Table4" style:family="table">
      <style:table-properties style:width="15.106cm" table:align="left"/>
    </style:style>
    <style:style style:name="Table4.A" style:family="table-column">
      <style:table-column-properties style:column-width="2.849cm"/>
    </style:style>
    <style:style style:name="Table4.B" style:family="table-column">
      <style:table-column-properties style:column-width="12.257cm"/>
    </style:style>
    <style:style style:name="Table4.A1" style:family="table-cell">
      <style:table-cell-properties style:vertical-align="middle" fo:padding="0.064cm" fo:border="none"/>
    </style:style>
    <style:style style:name="Table4.A2" style:family="table-cell">
      <style:table-cell-properties fo:padding="0.064cm" fo:border="none"/>
    </style:style>
    <style:style style:name="Table4.B2" style:family="table-cell">
      <style:table-cell-properties fo:padding="0.064cm" fo:border="none"/>
    </style:style>
    <style:style style:name="Table4.A3" style:family="table-cell">
      <style:table-cell-properties fo:padding="0.064cm" fo:border="none"/>
    </style:style>
    <style:style style:name="Table4.B3" style:family="table-cell">
      <style:table-cell-properties fo:padding="0.064cm" fo:border="none"/>
    </style:style>
    <style:style style:name="Table4.A4" style:family="table-cell">
      <style:table-cell-properties fo:padding="0.064cm" fo:border="none"/>
    </style:style>
    <style:style style:name="Table4.B4" style:family="table-cell">
      <style:table-cell-properties fo:padding="0.064cm" fo:border="none"/>
    </style:style>
    <style:style style:name="Table4.A5" style:family="table-cell">
      <style:table-cell-properties fo:padding="0.064cm" fo:border="none"/>
    </style:style>
    <style:style style:name="Table4.B5" style:family="table-cell">
      <style:table-cell-properties fo:padding="0.064cm" fo:border="none"/>
    </style:style>
    <style:style style:name="Table5" style:family="table">
      <style:table-properties style:width="8.274cm" table:align="left"/>
    </style:style>
    <style:style style:name="Table5.A" style:family="table-column">
      <style:table-column-properties style:column-width="3.358cm"/>
    </style:style>
    <style:style style:name="Table5.B" style:family="table-column">
      <style:table-column-properties style:column-width="4.916cm"/>
    </style:style>
    <style:style style:name="Table5.A1" style:family="table-cell">
      <style:table-cell-properties style:vertical-align="middle" fo:padding="0.064cm" fo:border="none"/>
    </style:style>
    <style:style style:name="Table5.A2" style:family="table-cell">
      <style:table-cell-properties fo:padding="0.064cm" fo:border="none"/>
    </style:style>
    <style:style style:name="Table5.B2" style:family="table-cell">
      <style:table-cell-properties fo:padding="0.064cm" fo:border="none"/>
    </style:style>
    <style:style style:name="Table5.A3" style:family="table-cell">
      <style:table-cell-properties fo:padding="0.064cm" fo:border="none"/>
    </style:style>
    <style:style style:name="Table5.B3" style:family="table-cell">
      <style:table-cell-properties fo:padding="0.064cm" fo:border="none"/>
    </style:style>
    <style:style style:name="Table5.A4" style:family="table-cell">
      <style:table-cell-properties fo:padding="0.064cm" fo:border="none"/>
    </style:style>
    <style:style style:name="Table5.B4" style:family="table-cell">
      <style:table-cell-properties fo:padding="0.064cm" fo:border="none"/>
    </style:style>
    <style:style style:name="Table5.A5" style:family="table-cell">
      <style:table-cell-properties fo:padding="0.064cm" fo:border="none"/>
    </style:style>
    <style:style style:name="Table5.B5" style:family="table-cell">
      <style:table-cell-properties fo:padding="0.064cm" fo:border="none"/>
    </style:style>
    <style:style style:name="Table5.A6" style:family="table-cell">
      <style:table-cell-properties fo:padding="0.064cm" fo:border="none"/>
    </style:style>
    <style:style style:name="Table5.B6" style:family="table-cell">
      <style:table-cell-properties fo:padding="0.064cm" fo:border="none"/>
    </style:style>
    <style:style style:name="Table5.A7" style:family="table-cell">
      <style:table-cell-properties fo:padding="0.064cm" fo:border="none"/>
    </style:style>
    <style:style style:name="Table5.B7" style:family="table-cell">
      <style:table-cell-properties fo:padding="0.064cm" fo:border="none"/>
    </style:style>
    <style:style style:name="Table5.A8" style:family="table-cell">
      <style:table-cell-properties fo:padding="0.064cm" fo:border="none"/>
    </style:style>
    <style:style style:name="Table5.B8" style:family="table-cell">
      <style:table-cell-properties fo:padding="0.064cm" fo:border="none"/>
    </style:style>
    <style:style style:name="Table5.A9" style:family="table-cell">
      <style:table-cell-properties fo:padding="0.064cm" fo:border="none"/>
    </style:style>
    <style:style style:name="Table5.B9" style:family="table-cell">
      <style:table-cell-properties fo:padding="0.064cm" fo:border="none"/>
    </style:style>
    <style:style style:name="Table5.A10" style:family="table-cell">
      <style:table-cell-properties fo:padding="0.064cm" fo:border="none"/>
    </style:style>
    <style:style style:name="Table5.B10" style:family="table-cell">
      <style:table-cell-properties fo:padding="0.064cm" fo:border="none"/>
    </style:style>
    <style:style style:name="Table5.A11" style:family="table-cell">
      <style:table-cell-properties fo:padding="0.064cm" fo:border="none"/>
    </style:style>
    <style:style style:name="Table5.B11" style:family="table-cell">
      <style:table-cell-properties fo:padding="0.064cm" fo:border="none"/>
    </style:style>
    <style:style style:name="Table5.A12" style:family="table-cell">
      <style:table-cell-properties fo:padding="0.064cm" fo:border="none"/>
    </style:style>
    <style:style style:name="Table5.B12" style:family="table-cell">
      <style:table-cell-properties fo:padding="0.064cm" fo:border="none"/>
    </style:style>
    <style:style style:name="Table5.A13" style:family="table-cell">
      <style:table-cell-properties fo:padding="0.064cm" fo:border="none"/>
    </style:style>
    <style:style style:name="Table5.B13" style:family="table-cell">
      <style:table-cell-properties fo:padding="0.064cm" fo:border="none"/>
    </style:style>
    <style:style style:name="Table5.A14" style:family="table-cell">
      <style:table-cell-properties fo:padding="0.064cm" fo:border="none"/>
    </style:style>
    <style:style style:name="Table5.B14" style:family="table-cell">
      <style:table-cell-properties fo:padding="0.064cm" fo:border="none"/>
    </style:style>
    <style:style style:name="Table5.A15" style:family="table-cell">
      <style:table-cell-properties fo:padding="0.064cm" fo:border="none"/>
    </style:style>
    <style:style style:name="Table5.B15" style:family="table-cell">
      <style:table-cell-properties fo:padding="0.064cm" fo:border="none"/>
    </style:style>
    <style:style style:name="Table5.A16" style:family="table-cell">
      <style:table-cell-properties fo:padding="0.064cm" fo:border="none"/>
    </style:style>
    <style:style style:name="Table5.B16" style:family="table-cell">
      <style:table-cell-properties fo:padding="0.064cm" fo:border="none"/>
    </style:style>
    <style:style style:name="Table5.A17" style:family="table-cell">
      <style:table-cell-properties fo:padding="0.064cm" fo:border="none"/>
    </style:style>
    <style:style style:name="Table5.B17" style:family="table-cell">
      <style:table-cell-properties fo:padding="0.064cm" fo:border="none"/>
    </style:style>
    <style:style style:name="Table5.A18" style:family="table-cell">
      <style:table-cell-properties fo:padding="0.064cm" fo:border="none"/>
    </style:style>
    <style:style style:name="Table5.B18" style:family="table-cell">
      <style:table-cell-properties fo:padding="0.064cm" fo:border="none"/>
    </style:style>
    <style:style style:name="Table5.A19" style:family="table-cell">
      <style:table-cell-properties fo:padding="0.064cm" fo:border="none"/>
    </style:style>
    <style:style style:name="Table5.B19" style:family="table-cell">
      <style:table-cell-properties fo:padding="0.064cm" fo:border="none"/>
    </style:style>
    <style:style style:name="Table5.A20" style:family="table-cell">
      <style:table-cell-properties fo:padding="0.064cm" fo:border="none"/>
    </style:style>
    <style:style style:name="Table5.B20" style:family="table-cell">
      <style:table-cell-properties fo:padding="0.064cm" fo:border="none"/>
    </style:style>
    <style:style style:name="Table5.A21" style:family="table-cell">
      <style:table-cell-properties fo:padding="0.064cm" fo:border="none"/>
    </style:style>
    <style:style style:name="Table5.B21" style:family="table-cell">
      <style:table-cell-properties fo:padding="0.064cm" fo:border="none"/>
    </style:style>
    <style:style style:name="Table5.A22" style:family="table-cell">
      <style:table-cell-properties fo:padding="0.064cm" fo:border="none"/>
    </style:style>
    <style:style style:name="Table5.B22" style:family="table-cell">
      <style:table-cell-properties fo:padding="0.064cm" fo:border="none"/>
    </style:style>
    <style:style style:name="Table5.A23" style:family="table-cell">
      <style:table-cell-properties fo:padding="0.064cm" fo:border="none"/>
    </style:style>
    <style:style style:name="Table5.B23" style:family="table-cell">
      <style:table-cell-properties fo:padding="0.064cm" fo:border="none"/>
    </style:style>
    <style:style style:name="Table5.A24" style:family="table-cell">
      <style:table-cell-properties fo:padding="0.064cm" fo:border="none"/>
    </style:style>
    <style:style style:name="Table5.B24" style:family="table-cell">
      <style:table-cell-properties fo:padding="0.064cm" fo:border="none"/>
    </style:style>
    <style:style style:name="Table5.A25" style:family="table-cell">
      <style:table-cell-properties fo:padding="0.064cm" fo:border="none"/>
    </style:style>
    <style:style style:name="Table5.B25" style:family="table-cell">
      <style:table-cell-properties fo:padding="0.064cm" fo:border="none"/>
    </style:style>
    <style:style style:name="Table5.A26" style:family="table-cell">
      <style:table-cell-properties fo:padding="0.064cm" fo:border="none"/>
    </style:style>
    <style:style style:name="Table5.B26" style:family="table-cell">
      <style:table-cell-properties fo:padding="0.064cm" fo:border="none"/>
    </style:style>
    <style:style style:name="Table5.A27" style:family="table-cell">
      <style:table-cell-properties fo:padding="0.064cm" fo:border="none"/>
    </style:style>
    <style:style style:name="Table5.B27" style:family="table-cell">
      <style:table-cell-properties fo:padding="0.064cm" fo:border="none"/>
    </style:style>
    <style:style style:name="Table5.A28" style:family="table-cell">
      <style:table-cell-properties fo:padding="0.064cm" fo:border="none"/>
    </style:style>
    <style:style style:name="Table5.B28" style:family="table-cell">
      <style:table-cell-properties fo:padding="0.064cm" fo:border="none"/>
    </style:style>
    <style:style style:name="Table5.A29" style:family="table-cell">
      <style:table-cell-properties fo:padding="0.064cm" fo:border="none"/>
    </style:style>
    <style:style style:name="Table5.B29" style:family="table-cell">
      <style:table-cell-properties fo:padding="0.064cm" fo:border="none"/>
    </style:style>
    <style:style style:name="Table5.A30" style:family="table-cell">
      <style:table-cell-properties fo:padding="0.064cm" fo:border="none"/>
    </style:style>
    <style:style style:name="Table5.B30" style:family="table-cell">
      <style:table-cell-properties fo:padding="0.064cm" fo:border="none"/>
    </style:style>
    <style:style style:name="Table5.A31" style:family="table-cell">
      <style:table-cell-properties fo:padding="0.064cm" fo:border="none"/>
    </style:style>
    <style:style style:name="Table5.B31" style:family="table-cell">
      <style:table-cell-properties fo:padding="0.064cm" fo:border="none"/>
    </style:style>
    <style:style style:name="Table5.A32" style:family="table-cell">
      <style:table-cell-properties fo:padding="0.064cm" fo:border="none"/>
    </style:style>
    <style:style style:name="Table5.B32" style:family="table-cell">
      <style:table-cell-properties fo:padding="0.064cm" fo:border="none"/>
    </style:style>
    <style:style style:name="Table5.A33" style:family="table-cell">
      <style:table-cell-properties fo:padding="0.064cm" fo:border="none"/>
    </style:style>
    <style:style style:name="Table5.B33" style:family="table-cell">
      <style:table-cell-properties fo:padding="0.064cm" fo:border="none"/>
    </style:style>
    <style:style style:name="Table5.A34" style:family="table-cell">
      <style:table-cell-properties fo:padding="0.064cm" fo:border="none"/>
    </style:style>
    <style:style style:name="Table5.B34" style:family="table-cell">
      <style:table-cell-properties fo:padding="0.064cm" fo:border="none"/>
    </style:style>
    <style:style style:name="Table5.A35" style:family="table-cell">
      <style:table-cell-properties fo:padding="0.064cm" fo:border="none"/>
    </style:style>
    <style:style style:name="Table5.B35" style:family="table-cell">
      <style:table-cell-properties fo:padding="0.064cm" fo:border="none"/>
    </style:style>
    <style:style style:name="Table5.A36" style:family="table-cell">
      <style:table-cell-properties fo:padding="0.064cm" fo:border="none"/>
    </style:style>
    <style:style style:name="Table5.B36" style:family="table-cell">
      <style:table-cell-properties fo:padding="0.064cm" fo:border="none"/>
    </style:style>
    <style:style style:name="Table5.A37" style:family="table-cell">
      <style:table-cell-properties fo:padding="0.064cm" fo:border="none"/>
    </style:style>
    <style:style style:name="Table5.B37" style:family="table-cell">
      <style:table-cell-properties fo:padding="0.064cm" fo:border="none"/>
    </style:style>
    <style:style style:name="Table5.A38" style:family="table-cell">
      <style:table-cell-properties fo:padding="0.064cm" fo:border="none"/>
    </style:style>
    <style:style style:name="Table5.B38" style:family="table-cell">
      <style:table-cell-properties fo:padding="0.064cm" fo:border="none"/>
    </style:style>
    <style:style style:name="Table5.A39" style:family="table-cell">
      <style:table-cell-properties fo:padding="0.064cm" fo:border="none"/>
    </style:style>
    <style:style style:name="Table5.B39" style:family="table-cell">
      <style:table-cell-properties fo:padding="0.064cm" fo:border="none"/>
    </style:style>
    <style:style style:name="Table5.A40" style:family="table-cell">
      <style:table-cell-properties fo:padding="0.064cm" fo:border="none"/>
    </style:style>
    <style:style style:name="Table5.B40" style:family="table-cell">
      <style:table-cell-properties fo:padding="0.064cm" fo:border="none"/>
    </style:style>
    <style:style style:name="Table5.A41" style:family="table-cell">
      <style:table-cell-properties fo:padding="0.064cm" fo:border="none"/>
    </style:style>
    <style:style style:name="Table5.B41" style:family="table-cell">
      <style:table-cell-properties fo:padding="0.064cm" fo:border="none"/>
    </style:style>
    <style:style style:name="Table5.A42" style:family="table-cell">
      <style:table-cell-properties fo:padding="0.064cm" fo:border="none"/>
    </style:style>
    <style:style style:name="Table5.B42" style:family="table-cell">
      <style:table-cell-properties fo:padding="0.064cm" fo:border="none"/>
    </style:style>
    <style:style style:name="Table6" style:family="table">
      <style:table-properties style:width="7.818cm" table:align="left"/>
    </style:style>
    <style:style style:name="Table6.A" style:family="table-column">
      <style:table-column-properties style:column-width="2.902cm"/>
    </style:style>
    <style:style style:name="Table6.B" style:family="table-column">
      <style:table-column-properties style:column-width="4.916cm"/>
    </style:style>
    <style:style style:name="Table6.A1" style:family="table-cell">
      <style:table-cell-properties style:vertical-align="middle" fo:padding="0.064cm" fo:border="none"/>
    </style:style>
    <style:style style:name="Table6.A2" style:family="table-cell">
      <style:table-cell-properties fo:padding="0.064cm" fo:border="none"/>
    </style:style>
    <style:style style:name="Table6.B2" style:family="table-cell">
      <style:table-cell-properties fo:padding="0.064cm" fo:border="none"/>
    </style:style>
    <style:style style:name="Table6.A3" style:family="table-cell">
      <style:table-cell-properties fo:padding="0.064cm" fo:border="none"/>
    </style:style>
    <style:style style:name="Table6.B3" style:family="table-cell">
      <style:table-cell-properties fo:padding="0.064cm" fo:border="none"/>
    </style:style>
    <style:style style:name="Table6.A4" style:family="table-cell">
      <style:table-cell-properties fo:padding="0.064cm" fo:border="none"/>
    </style:style>
    <style:style style:name="Table6.B4" style:family="table-cell">
      <style:table-cell-properties fo:padding="0.064cm" fo:border="none"/>
    </style:style>
    <style:style style:name="Table6.A5" style:family="table-cell">
      <style:table-cell-properties fo:padding="0.064cm" fo:border="none"/>
    </style:style>
    <style:style style:name="Table6.B5" style:family="table-cell">
      <style:table-cell-properties fo:padding="0.064cm" fo:border="none"/>
    </style:style>
    <style:style style:name="Table6.A6" style:family="table-cell">
      <style:table-cell-properties fo:padding="0.064cm" fo:border="none"/>
    </style:style>
    <style:style style:name="Table6.B6" style:family="table-cell">
      <style:table-cell-properties fo:padding="0.064cm" fo:border="none"/>
    </style:style>
    <style:style style:name="Table6.A7" style:family="table-cell">
      <style:table-cell-properties fo:padding="0.064cm" fo:border="none"/>
    </style:style>
    <style:style style:name="Table6.B7" style:family="table-cell">
      <style:table-cell-properties fo:padding="0.064cm" fo:border="none"/>
    </style:style>
    <style:style style:name="Table6.A8" style:family="table-cell">
      <style:table-cell-properties fo:padding="0.064cm" fo:border="none"/>
    </style:style>
    <style:style style:name="Table6.B8" style:family="table-cell">
      <style:table-cell-properties fo:padding="0.064cm" fo:border="none"/>
    </style:style>
    <style:style style:name="Table6.A9" style:family="table-cell">
      <style:table-cell-properties fo:padding="0.064cm" fo:border="none"/>
    </style:style>
    <style:style style:name="Table6.B9" style:family="table-cell">
      <style:table-cell-properties fo:padding="0.064cm" fo:border="none"/>
    </style:style>
    <style:style style:name="Table6.A10" style:family="table-cell">
      <style:table-cell-properties fo:padding="0.064cm" fo:border="none"/>
    </style:style>
    <style:style style:name="Table6.B10" style:family="table-cell">
      <style:table-cell-properties fo:padding="0.064cm" fo:border="none"/>
    </style:style>
    <style:style style:name="Table6.A11" style:family="table-cell">
      <style:table-cell-properties fo:padding="0.064cm" fo:border="none"/>
    </style:style>
    <style:style style:name="Table6.B11" style:family="table-cell">
      <style:table-cell-properties fo:padding="0.064cm" fo:border="none"/>
    </style:style>
    <style:style style:name="Table6.A12" style:family="table-cell">
      <style:table-cell-properties fo:padding="0.064cm" fo:border="none"/>
    </style:style>
    <style:style style:name="Table6.B12" style:family="table-cell">
      <style:table-cell-properties fo:padding="0.064cm" fo:border="none"/>
    </style:style>
    <style:style style:name="Table6.A13" style:family="table-cell">
      <style:table-cell-properties fo:padding="0.064cm" fo:border="none"/>
    </style:style>
    <style:style style:name="Table6.B13" style:family="table-cell">
      <style:table-cell-properties fo:padding="0.064cm" fo:border="none"/>
    </style:style>
    <style:style style:name="Table6.A14" style:family="table-cell">
      <style:table-cell-properties fo:padding="0.064cm" fo:border="none"/>
    </style:style>
    <style:style style:name="Table6.B14" style:family="table-cell">
      <style:table-cell-properties fo:padding="0.064cm" fo:border="none"/>
    </style:style>
    <style:style style:name="Table6.A15" style:family="table-cell">
      <style:table-cell-properties fo:padding="0.064cm" fo:border="none"/>
    </style:style>
    <style:style style:name="Table6.B15" style:family="table-cell">
      <style:table-cell-properties fo:padding="0.064cm" fo:border="none"/>
    </style:style>
    <style:style style:name="Table6.A16" style:family="table-cell">
      <style:table-cell-properties fo:padding="0.064cm" fo:border="none"/>
    </style:style>
    <style:style style:name="Table6.B16" style:family="table-cell">
      <style:table-cell-properties fo:padding="0.064cm" fo:border="none"/>
    </style:style>
    <style:style style:name="Table6.A17" style:family="table-cell">
      <style:table-cell-properties fo:padding="0.064cm" fo:border="none"/>
    </style:style>
    <style:style style:name="Table6.B17" style:family="table-cell">
      <style:table-cell-properties fo:padding="0.064cm" fo:border="none"/>
    </style:style>
    <style:style style:name="Table6.A18" style:family="table-cell">
      <style:table-cell-properties fo:padding="0.064cm" fo:border="none"/>
    </style:style>
    <style:style style:name="Table6.B18" style:family="table-cell">
      <style:table-cell-properties fo:padding="0.064cm" fo:border="none"/>
    </style:style>
    <style:style style:name="Table6.A19" style:family="table-cell">
      <style:table-cell-properties fo:padding="0.064cm" fo:border="none"/>
    </style:style>
    <style:style style:name="Table6.B19" style:family="table-cell">
      <style:table-cell-properties fo:padding="0.064cm" fo:border="none"/>
    </style:style>
    <style:style style:name="Table6.A20" style:family="table-cell">
      <style:table-cell-properties fo:padding="0.064cm" fo:border="none"/>
    </style:style>
    <style:style style:name="Table6.B20" style:family="table-cell">
      <style:table-cell-properties fo:padding="0.064cm" fo:border="none"/>
    </style:style>
    <style:style style:name="Table6.A21" style:family="table-cell">
      <style:table-cell-properties fo:padding="0.064cm" fo:border="none"/>
    </style:style>
    <style:style style:name="Table6.B21" style:family="table-cell">
      <style:table-cell-properties fo:padding="0.064cm" fo:border="none"/>
    </style:style>
    <style:style style:name="Table6.A22" style:family="table-cell">
      <style:table-cell-properties fo:padding="0.064cm" fo:border="none"/>
    </style:style>
    <style:style style:name="Table6.B22" style:family="table-cell">
      <style:table-cell-properties fo:padding="0.064cm" fo:border="none"/>
    </style:style>
    <style:style style:name="Table6.A23" style:family="table-cell">
      <style:table-cell-properties fo:padding="0.064cm" fo:border="none"/>
    </style:style>
    <style:style style:name="Table6.B23" style:family="table-cell">
      <style:table-cell-properties fo:padding="0.064cm" fo:border="none"/>
    </style:style>
    <style:style style:name="Table6.A24" style:family="table-cell">
      <style:table-cell-properties fo:padding="0.064cm" fo:border="none"/>
    </style:style>
    <style:style style:name="Table6.B24" style:family="table-cell">
      <style:table-cell-properties fo:padding="0.064cm" fo:border="none"/>
    </style:style>
    <style:style style:name="Table6.A25" style:family="table-cell">
      <style:table-cell-properties fo:padding="0.064cm" fo:border="none"/>
    </style:style>
    <style:style style:name="Table6.B25" style:family="table-cell">
      <style:table-cell-properties fo:padding="0.064cm" fo:border="none"/>
    </style:style>
    <style:style style:name="Table6.A26" style:family="table-cell">
      <style:table-cell-properties fo:padding="0.064cm" fo:border="none"/>
    </style:style>
    <style:style style:name="Table6.B26" style:family="table-cell">
      <style:table-cell-properties fo:padding="0.064cm" fo:border="none"/>
    </style:style>
    <style:style style:name="Table6.A27" style:family="table-cell">
      <style:table-cell-properties fo:padding="0.064cm" fo:border="none"/>
    </style:style>
    <style:style style:name="Table6.B27" style:family="table-cell">
      <style:table-cell-properties fo:padding="0.064cm" fo:border="none"/>
    </style:style>
    <style:style style:name="Table6.A28" style:family="table-cell">
      <style:table-cell-properties fo:padding="0.064cm" fo:border="none"/>
    </style:style>
    <style:style style:name="Table6.B28" style:family="table-cell">
      <style:table-cell-properties fo:padding="0.064cm" fo:border="none"/>
    </style:style>
    <style:style style:name="Table6.A29" style:family="table-cell">
      <style:table-cell-properties fo:padding="0.064cm" fo:border="none"/>
    </style:style>
    <style:style style:name="Table6.B29" style:family="table-cell">
      <style:table-cell-properties fo:padding="0.064cm" fo:border="none"/>
    </style:style>
    <style:style style:name="Table6.A30" style:family="table-cell">
      <style:table-cell-properties fo:padding="0.064cm" fo:border="none"/>
    </style:style>
    <style:style style:name="Table6.B30" style:family="table-cell">
      <style:table-cell-properties fo:padding="0.064cm" fo:border="none"/>
    </style:style>
    <style:style style:name="Table6.A31" style:family="table-cell">
      <style:table-cell-properties fo:padding="0.064cm" fo:border="none"/>
    </style:style>
    <style:style style:name="Table6.B31" style:family="table-cell">
      <style:table-cell-properties fo:padding="0.064cm" fo:border="none"/>
    </style:style>
    <style:style style:name="Table6.A32" style:family="table-cell">
      <style:table-cell-properties fo:padding="0.064cm" fo:border="none"/>
    </style:style>
    <style:style style:name="Table6.B32" style:family="table-cell">
      <style:table-cell-properties fo:padding="0.064cm" fo:border="none"/>
    </style:style>
    <style:style style:name="Table6.A33" style:family="table-cell">
      <style:table-cell-properties fo:padding="0.064cm" fo:border="none"/>
    </style:style>
    <style:style style:name="Table6.B33" style:family="table-cell">
      <style:table-cell-properties fo:padding="0.064cm" fo:border="none"/>
    </style:style>
    <style:style style:name="Table6.A34" style:family="table-cell">
      <style:table-cell-properties fo:padding="0.064cm" fo:border="none"/>
    </style:style>
    <style:style style:name="Table6.B34" style:family="table-cell">
      <style:table-cell-properties fo:padding="0.064cm" fo:border="none"/>
    </style:style>
    <style:style style:name="Table6.A35" style:family="table-cell">
      <style:table-cell-properties fo:padding="0.064cm" fo:border="none"/>
    </style:style>
    <style:style style:name="Table6.B35" style:family="table-cell">
      <style:table-cell-properties fo:padding="0.064cm" fo:border="none"/>
    </style:style>
    <style:style style:name="Table6.A36" style:family="table-cell">
      <style:table-cell-properties fo:padding="0.064cm" fo:border="none"/>
    </style:style>
    <style:style style:name="Table6.B36" style:family="table-cell">
      <style:table-cell-properties fo:padding="0.064cm" fo:border="none"/>
    </style:style>
    <style:style style:name="Table6.A37" style:family="table-cell">
      <style:table-cell-properties fo:padding="0.064cm" fo:border="none"/>
    </style:style>
    <style:style style:name="Table6.B37" style:family="table-cell">
      <style:table-cell-properties fo:padding="0.064cm" fo:border="none"/>
    </style:style>
    <style:style style:name="Table6.A38" style:family="table-cell">
      <style:table-cell-properties fo:padding="0.064cm" fo:border="none"/>
    </style:style>
    <style:style style:name="Table6.B38" style:family="table-cell">
      <style:table-cell-properties fo:padding="0.064cm" fo:border="none"/>
    </style:style>
    <style:style style:name="P1" style:family="paragraph" style:parent-style-name="Standard">
      <style:text-properties officeooo:rsid="00165de3" officeooo:paragraph-rsid="00165de3"/>
    </style:style>
    <style:style style:name="P2" style:family="paragraph" style:parent-style-name="Text_20_body">
      <style:paragraph-properties fo:margin-top="0cm" fo:margin-bottom="0cm" style:contextual-spacing="false" fo:text-align="center" style:justify-single-word="false"/>
    </style:style>
    <style:style style:name="P3" style:family="paragraph" style:parent-style-name="Table_20_Contents">
      <style:text-properties fo:background-color="#ffff00"/>
    </style:style>
    <style:style style:name="P4" style:family="paragraph" style:parent-style-name="Table_20_Contents">
      <style:text-properties officeooo:rsid="001c9199" officeooo:paragraph-rsid="001c9199" fo:background-color="#ffff00"/>
    </style:style>
    <style:style style:name="P5" style:family="paragraph" style:parent-style-name="Preformatted_20_Text">
      <style:paragraph-properties fo:margin-top="0cm" fo:margin-bottom="0cm" style:contextual-spacing="false"/>
      <style:text-properties fo:background-color="#ffff00"/>
    </style:style>
    <style:style style:name="P6" style:family="paragraph" style:parent-style-name="Text_20_body">
      <style:text-properties officeooo:rsid="001829f9" officeooo:paragraph-rsid="001829f9"/>
    </style:style>
    <style:style style:name="P7" style:family="paragraph" style:parent-style-name="Text_20_body">
      <style:paragraph-properties fo:break-before="page"/>
      <style:text-properties officeooo:rsid="001829f9" officeooo:paragraph-rsid="001829f9"/>
    </style:style>
    <style:style style:name="P8" style:family="paragraph" style:parent-style-name="Text_20_body">
      <style:text-properties officeooo:rsid="001829f9" officeooo:paragraph-rsid="001994b9"/>
    </style:style>
    <style:style style:name="P9" style:family="paragraph" style:parent-style-name="Text_20_body">
      <style:text-properties officeooo:paragraph-rsid="001994b9"/>
    </style:style>
    <style:style style:name="P10" style:family="paragraph" style:parent-style-name="Preformatted_20_Text">
      <style:paragraph-properties fo:margin-top="0cm" fo:margin-bottom="0cm" style:contextual-spacing="false"/>
    </style:style>
    <style:style style:name="P11" style:family="paragraph" style:parent-style-name="Preformatted_20_Text">
      <style:text-properties officeooo:rsid="0020887a" officeooo:paragraph-rsid="0020887a"/>
    </style:style>
    <style:style style:name="P12" style:family="paragraph" style:parent-style-name="Text_20_body">
      <style:text-properties officeooo:rsid="0020887a" officeooo:paragraph-rsid="0020887a"/>
    </style:style>
    <style:style style:name="P13" style:family="paragraph" style:parent-style-name="Table_20_Contents">
      <style:text-properties fo:background-color="transparent"/>
    </style:style>
    <style:style style:name="P14" style:family="paragraph" style:parent-style-name="Preformatted_20_Text">
      <style:paragraph-properties fo:margin-top="0cm" fo:margin-bottom="0cm" style:contextual-spacing="false"/>
      <style:text-properties fo:background-color="#ffff00"/>
    </style:style>
    <style:style style:name="P15" style:family="paragraph" style:parent-style-name="Text_20_body" style:list-style-name="L1"/>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list-style-name="L2"/>
    <style:style style:name="P18" style:family="paragraph" style:parent-style-name="Text_20_body" style:list-style-name="L2">
      <style:paragraph-properties fo:margin-top="0cm" fo:margin-bottom="0cm" style:contextual-spacing="false"/>
    </style:style>
    <style:style style:name="P19" style:family="paragraph" style:parent-style-name="Text_20_body" style:list-style-name="L3"/>
    <style:style style:name="P20" style:family="paragraph" style:parent-style-name="Text_20_body" style:list-style-name="L3">
      <style:paragraph-properties fo:margin-top="0cm" fo:margin-bottom="0cm" style:contextual-spacing="false"/>
    </style:style>
    <style:style style:name="T1" style:family="text">
      <style:text-properties officeooo:rsid="001b861f"/>
    </style:style>
    <style:style style:name="T2" style:family="text">
      <style:text-properties fo:background-color="#ffff00" loext:char-shading-value="0"/>
    </style:style>
    <style:style style:name="T3" style:family="text">
      <style:text-properties officeooo:rsid="001b861f" fo:background-color="#ffff00" loext:char-shading-value="0"/>
    </style:style>
    <style:style style:name="T4" style:family="text">
      <style:text-properties fo:background-color="#ffff00" loext:char-shading-value="0"/>
    </style:style>
    <style:style style:name="T5" style:family="text">
      <style:text-properties officeooo:rsid="002e8c95" fo:background-color="#ffff00" loext:char-shading-value="0"/>
    </style:style>
    <style:style style:name="T6" style:family="text">
      <style:text-properties officeooo:rsid="001de723"/>
    </style:style>
    <style:style style:name="T7" style:family="text">
      <style:text-properties officeooo:rsid="0020887a"/>
    </style:style>
    <style:style style:name="T8" style:family="text">
      <style:text-properties fo:background-color="transparent" loext:char-shading-value="0"/>
    </style:style>
    <style:style style:name="T9" style:family="text">
      <style:text-properties officeooo:rsid="00230b14"/>
    </style:style>
    <style:style style:name="T10" style:family="text">
      <style:text-properties officeooo:rsid="00255745"/>
    </style:style>
    <style:style style:name="T11" style:family="text">
      <style:text-properties officeooo:rsid="002b127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 Access to the European Soil Database v2.0</text:h>
      <text:p text:style-name="Text_20_body">This section is an entry point for easy access and use of the geometric SGDBE dataset and the semantic SGDBE and PTRDB datasets and is intended for those users who master relatively simple GIS map display software such as ESRI ArcView 3.x, 9.x, 10.x or MapInfo. An ESRI shapefile is made available, which defines the SGDBE polygon geometry and SMU-s, along with a number of tables which contain SGDBE and PTRDB attributes, and a correspondence table which makes the link between SMU-s and STU-s.</text:p>
      <text:p text:style-name="Text_20_body">The following files are found in the <text:span text:style-name="Strong_20_Emphasis">soilDB_shapefiles_and_attributes</text:span> directory (zipped into <text:a xlink:type="simple" xlink:href="https://esdac.jrc.ec.europa.eu/wyz_856/_01_sdb/soilDB_shapefiles_and_attributes.zip" text:style-name="Internet_20_link" text:visited-style-name="Visited_20_Internet_20_Link"><text:span text:style-name="Strong_20_Emphasis"><text:span text:style-name="Emphasis">soilDB_shapefiles_and_attributes.zip</text:span></text:span></text:a>, 40 MB):</text:p>
      <text:list xml:id="list1027064120" text:style-name="L1">
        <text:list-item>
          <text:p text:style-name="P16"><text:span text:style-name="Strong_20_Emphasis">SGDBE4_0.shp </text:span>: Defines the geometry of the 1 : 1000 000 dataset </text:p>
        </text:list-item>
        <text:list-item>
          <text:p text:style-name="P16"><text:span text:style-name="Strong_20_Emphasis">SGDBE4_0.dbf</text:span>: Attributes directly linked to SGDBE4_0.shp; for each polygon a SMU number and a "dominant STU" number is given </text:p>
        </text:list-item>
        <text:list-item>
          <text:p text:style-name="P16"><text:span text:style-name="Strong_20_Emphasis">STU_sgdbe.dbf</text:span>: Attribute table which defines for each STU a number of SGDBE attribute values </text:p>
        </text:list-item>
        <text:list-item>
          <text:p text:style-name="P16"><text:span text:style-name="Strong_20_Emphasis">STU_ptrdb.dbf</text:span>: Attribute table which defines for each STU a number of PTRDB attribute values </text:p>
        </text:list-item>
        <text:list-item>
          <text:p text:style-name="P16"><text:span text:style-name="Strong_20_Emphasis">STUorg.dbf</text:span>: Correspondence table which defines for each SMU a set of STU's which are present for that SMU; for each STU it is indicated how much percent of the total SMU area is taken by the STU </text:p>
        </text:list-item>
        <text:list-item>
          <text:p text:style-name="P16"><text:span text:style-name="Strong_20_Emphasis">SMU_sgdbe.dbf</text:span>: Attribute table which defines for each SMU a number of SGDBE attribute values; these values are "dominant values" for the attribute for that SMU </text:p>
        </text:list-item>
        <text:list-item>
          <text:p text:style-name="P15"><text:span text:style-name="Strong_20_Emphasis">SMU_ptrdb.dbf</text:span>: Attribute table which defines for each SMU a number of PTRDB attribute values; these values are "dominant values" for the attribute for that SMU </text:p>
        </text:list-item>
      </text:list>
      <text:p text:style-name="Horizontal_20_Line"/>
      <text:p text:style-name="Text_20_body"><text:a xlink:type="simple" xlink:href="https://esdac.jrc.ec.europa.eu/wyz_856/_01_sdb/Spadbe.zip" text:style-name="Internet_20_link" text:visited-style-name="Visited_20_Internet_20_Link"><text:span text:style-name="Strong_20_Emphasis">SPADBE</text:span></text:a>: The Soil Profile Analytical Database of Europa (SPADBE), version 2.1.0.0, comes in the form of both Info database files and Excel files. <text:line-break/><text:a xlink:type="simple" xlink:href="https://esdac.jrc.ec.europa.eu/wyz_856/_01_sdb/Hypres.zip" text:style-name="Internet_20_link" text:visited-style-name="Visited_20_Internet_20_Link"><text:span text:style-name="Strong_20_Emphasis">HYPRES</text:span></text:a>: Database of Hydraulic Properties of European Soils, version 1.0, delivered as a set of documents only.</text:p>
      <text:p text:style-name="Horizontal_20_Line"/>
      <text:p text:style-name="Text_20_body">Additionally, a 1: 20 000 000 version of the geometric SGDBE dataset is provided along with a country boundary map ; both are shapefiles.The following files are found in the <text:span text:style-name="Strong_20_Emphasis">soilDB_shapefiles_and_attributes</text:span> directory (zipped into <text:a xlink:type="simple" xlink:href="https://esdac.jrc.ec.europa.eu/wyz_856/_01_sdb/soilDB_shapefiles_and_attributes.zip" text:style-name="Internet_20_link" text:visited-style-name="Visited_20_Internet_20_Link"><text:span text:style-name="Strong_20_Emphasis"><text:span text:style-name="Emphasis">soilDB_shapefiles_and_attributes.zip</text:span></text:span></text:a>, 40 MB):</text:p>
      <text:list xml:id="list2915410612" text:style-name="L2">
        <text:list-item>
          <text:p text:style-name="P18"><text:span text:style-name="Strong_20_Emphasis">SGDBE4_0_20m.shp</text:span> : Defines the geometry of the 1 : 20 000 000 dataset </text:p>
        </text:list-item>
        <text:list-item>
          <text:p text:style-name="P18"><text:span text:style-name="Strong_20_Emphasis">SGDBE4_0_20m.dbf</text:span>: Attributes directly linked to SGDBE4_0.shp; for each polygon a SMU number and a "dominant STU" number is given </text:p>
        </text:list-item>
        <text:list-item>
          <text:p text:style-name="P17"><text:span text:style-name="Strong_20_Emphasis">Country.shp</text:span>: Country boundaries </text:p>
        </text:list-item>
      </text:list>
      <text:p text:style-name="Horizontal_20_Line"/>
      <text:p text:style-name="Text_20_body"><text:soft-page-break/>If <text:span text:style-name="Strong_20_Emphasis">you are not an expert GIS user</text:span>, download the <text:a xlink:type="simple" xlink:href="https://esdac.jrc.ec.europa.eu/wyz_856/_01_sdb/JoinedShapeFile/ESDB.zip" office:target-frame-name="_blank" xlink:show="new" text:style-name="Internet_20_link" text:visited-style-name="Visited_20_Internet_20_Link"><text:span text:style-name="Strong_20_Emphasis">Joined Shape File</text:span></text:a> (we have made the joins)</text:p>
      <text:p text:style-name="Horizontal_20_Line"/>
      <text:h text:style-name="Heading_20_2" text:outline-level="2"> </text:h>
      <text:p text:style-name="Text_20_body"> </text:p>
      <text:p text:style-name="Text_20_body"> </text:p>
      <text:p text:style-name="Text_20_body">The SGDBE4_0.dbf contains the following columns:</text:p>
      <text:p text:style-name="P2">SGDBE4_0.dbf</text:p>
      <table:table table:name="Table1" table:style-name="Table1">
        <table:table-column table:style-name="Table1.A"/>
        <table:table-column table:style-name="Table1.B"/>
        <table:table-row>
          <table:table-cell table:style-name="Table1.A1" office:value-type="string">
            <text:p text:style-name="Table_20_Heading">Column Name</text:p>
          </table:table-cell>
          <table:table-cell table:style-name="Table1.A1" office:value-type="string">
            <text:p text:style-name="Table_20_Heading">Description</text:p>
          </table:table-cell>
        </table:table-row>
        <table:table-row>
          <table:table-cell table:style-name="Table1.A2" office:value-type="string">
            <text:p text:style-name="Table_20_Contents">SMU</text:p>
          </table:table-cell>
          <table:table-cell table:style-name="Table1.B2" office:value-type="string">
            <text:p text:style-name="Table_20_Contents">SMU number</text:p>
          </table:table-cell>
        </table:table-row>
        <table:table-row>
          <table:table-cell table:style-name="Table1.A2" office:value-type="string">
            <text:p text:style-name="Table_20_Contents">STU_DOM</text:p>
          </table:table-cell>
          <table:table-cell table:style-name="Table1.B2" office:value-type="string">
            <text:p text:style-name="Table_20_Contents">STU number of the STU which is dominant in this SMU (i.e. the STU with highest PCAREA value for this SMU ; if there are equal maximum PCAREA values for two or more STU’s, one of them is randomly chosen</text:p>
          </table:table-cell>
        </table:table-row>
        <table:table-row>
          <table:table-cell table:style-name="Table1.A2" office:value-type="string">
            <text:p text:style-name="Table_20_Contents">PCAREA</text:p>
          </table:table-cell>
          <table:table-cell table:style-name="Table1.B2" office:value-type="string">
            <text:p text:style-name="Table_20_Contents">How much area of SMU is occupied by the STU_DOM; expressed in percent</text:p>
          </table:table-cell>
        </table:table-row>
      </table:table>
      <text:p text:style-name="Text_20_body">The STU_sgdbe.dbf contains the following columns (attributes):</text:p>
      <text:p text:style-name="P2">STU_sgdbe.dbf</text:p>
      <table:table table:name="Table2" table:style-name="Table2">
        <table:table-column table:style-name="Table2.A"/>
        <table:table-column table:style-name="Table2.B"/>
        <table:table-row>
          <table:table-cell table:style-name="Table2.A1" office:value-type="string">
            <text:p text:style-name="Table_20_Heading">Column Name</text:p>
          </table:table-cell>
          <table:table-cell table:style-name="Table2.A1" office:value-type="string">
            <text:p text:style-name="Table_20_Heading">Description</text:p>
          </table:table-cell>
        </table:table-row>
        <table:table-row>
          <table:table-cell table:style-name="Table2.A2" office:value-type="string">
            <text:p text:style-name="Table_20_Contents">STU</text:p>
          </table:table-cell>
          <table:table-cell table:style-name="Table2.B2" office:value-type="string">
            <text:p text:style-name="Table_20_Contents">STU number</text:p>
          </table:table-cell>
        </table:table-row>
        <table:table-row>
          <table:table-cell table:style-name="Table2.A2" office:value-type="string">
            <text:p text:style-name="Table_20_Contents">NB_POLYS</text:p>
          </table:table-cell>
          <table:table-cell table:style-name="Table2.B2" office:value-type="string">
            <text:p text:style-name="Table_20_Contents">Number of polygons in the shapefile that contain this STU</text:p>
          </table:table-cell>
        </table:table-row>
        <table:table-row>
          <table:table-cell table:style-name="Table2.A2" office:value-type="string">
            <text:p text:style-name="Table_20_Contents">NB_SMU</text:p>
          </table:table-cell>
          <table:table-cell table:style-name="Table2.B2" office:value-type="string">
            <text:p text:style-name="Table_20_Contents">Number of SMUs in the shapefile that contain this STU</text:p>
          </table:table-cell>
        </table:table-row>
        <table:table-row>
          <table:table-cell table:style-name="Table2.A2" office:value-type="string">
            <text:p text:style-name="Table_20_Contents">AREA</text:p>
          </table:table-cell>
          <table:table-cell table:style-name="Table2.B2" office:value-type="string">
            <text:p text:style-name="Table_20_Contents">Total area occupied by this STU in the map, taking into account PCAREA (see STUorg.dbf table)</text:p>
          </table:table-cell>
        </table:table-row>
        <table:table-row>
          <table:table-cell table:style-name="Table2.A2" office:value-type="string">
            <text:p text:style-name="Table_20_Contents">AGLIM1</text:p>
          </table:table-cell>
          <table:table-cell table:style-name="Table2.B2" office:value-type="string">
            <text:p text:style-name="Table_20_Contents">Code of the most important limitation to agricultural use of the STU</text:p>
          </table:table-cell>
        </table:table-row>
        <table:table-row>
          <table:table-cell table:style-name="Table2.A2" office:value-type="string">
            <text:p text:style-name="Table_20_Contents">AGLIM2</text:p>
          </table:table-cell>
          <table:table-cell table:style-name="Table2.B2" office:value-type="string">
            <text:p text:style-name="Table_20_Contents">Code of a secondary limitation to agricultural use of the STU</text:p>
          </table:table-cell>
        </table:table-row>
        <table:table-row>
          <table:table-cell table:style-name="Table2.A2" office:value-type="string">
            <text:p text:style-name="Table_20_Contents">CFL</text:p>
          </table:table-cell>
          <table:table-cell table:style-name="Table2.B2" office:value-type="string">
            <text:p text:style-name="Table_20_Contents">Code for a global confidence level of the STU description</text:p>
          </table:table-cell>
        </table:table-row>
        <table:table-row>
          <table:table-cell table:style-name="Table2.A2" office:value-type="string">
            <text:p text:style-name="P3">FAO85FU</text:p>
          </table:table-cell>
          <table:table-cell table:style-name="Table2.B2" office:value-type="string">
            <text:p text:style-name="P3">Full soil code of the STU from the 1974 (modified CEC 1985) FAO-UNESCO Soil Legend → <text:span text:style-name="T1">hier gut! → </text:span><text:span text:style-name="T7">done, aber Kürzel klären</text:span></text:p>
          </table:table-cell>
        </table:table-row>
        <table:table-row>
          <table:table-cell table:style-name="Table2.A2" office:value-type="string">
            <text:p text:style-name="Table_20_Contents">FAO85FU_CL</text:p>
          </table:table-cell>
          <table:table-cell table:style-name="Table2.B2" office:value-type="string">
            <text:p text:style-name="Table_20_Contents">Confidence level for FAO85FU</text:p>
          </table:table-cell>
        </table:table-row>
        <table:table-row>
          <table:table-cell table:style-name="Table2.A2" office:value-type="string">
            <text:p text:style-name="Table_20_Contents">FAO90FU</text:p>
          </table:table-cell>
          <table:table-cell table:style-name="Table2.B2" office:value-type="string">
            <text:p text:style-name="Table_20_Contents">Full soil code of the STU from the 1990 FAO-UNESCO Soil Legend <text:span text:style-name="T2">→ </text:span><text:span text:style-name="T3">für PL und NordD: fast nur NULL values</text:span></text:p>
          </table:table-cell>
        </table:table-row>
        <table:table-row>
          <table:table-cell table:style-name="Table2.A2" office:value-type="string">
            <text:p text:style-name="Table_20_Contents">FAO90FU_CL</text:p>
          </table:table-cell>
          <table:table-cell table:style-name="Table2.B2" office:value-type="string">
            <text:p text:style-name="Table_20_Contents">Confidence level for FAO90FU</text:p>
          </table:table-cell>
        </table:table-row>
        <table:table-row>
          <table:table-cell table:style-name="Table2.A2" office:value-type="string">
            <text:p text:style-name="Table_20_Contents">IL</text:p>
          </table:table-cell>
          <table:table-cell table:style-name="Table2.B2" office:value-type="string">
            <text:p text:style-name="Table_20_Contents">Code for the presence of an impermeable layer within the soil profile of the STU</text:p>
          </table:table-cell>
        </table:table-row>
        <table:table-row>
          <table:table-cell table:style-name="Table2.A2" office:value-type="string">
            <text:p text:style-name="Table_20_Contents">PARMADO</text:p>
          </table:table-cell>
          <table:table-cell table:style-name="Table2.B2" office:value-type="string">
            <text:p text:style-name="P3">Code for dominant parent material of the STU → <text:span text:style-name="T7">done</text:span></text:p>
          </table:table-cell>
        </table:table-row>
        <table:table-row>
          <table:table-cell table:style-name="Table2.A2" office:value-type="string">
            <text:p text:style-name="P3">PARMADO_CL</text:p>
          </table:table-cell>
          <table:table-cell table:style-name="Table2.B2" office:value-type="string">
            <text:p text:style-name="P3">Confidence level for PARMADO</text:p>
          </table:table-cell>
        </table:table-row>
        <table:table-row>
          <table:table-cell table:style-name="Table2.A2" office:value-type="string">
            <text:p text:style-name="P3">PARMASE</text:p>
          </table:table-cell>
          <table:table-cell table:style-name="Table2.B2" office:value-type="string">
            <text:p text:style-name="P3">Code for secondary parent material of the STU</text:p>
          </table:table-cell>
        </table:table-row>
        <table:table-row>
          <table:table-cell table:style-name="Table2.A2" office:value-type="string">
            <text:p text:style-name="P3">PARMASE_CL</text:p>
          </table:table-cell>
          <table:table-cell table:style-name="Table2.B2" office:value-type="string">
            <text:p text:style-name="P3">Confidence level for PARMASE</text:p>
          </table:table-cell>
        </table:table-row>
        <table:table-row>
          <table:table-cell table:style-name="Table2.A2" office:value-type="string">
            <text:p text:style-name="Table_20_Contents">ROO</text:p>
          </table:table-cell>
          <table:table-cell table:style-name="Table2.B2" office:value-type="string">
            <text:p text:style-name="Table_20_Contents">Depth class of an obstacle to roots within the STU</text:p>
          </table:table-cell>
        </table:table-row>
        <table:table-row>
          <table:table-cell table:style-name="Table2.A2" office:value-type="string">
            <text:p text:style-name="Table_20_Contents">SLOPE_DOM</text:p>
          </table:table-cell>
          <table:table-cell table:style-name="Table2.B2" office:value-type="string">
            <text:p text:style-name="P3"><text:span text:style-name="T8">Dominant slope class of the STU … </text:span><text:span text:style-name="T6">lohnt vmtl nich </text:span><text:span text:style-name="T10">ausprobierne.</text:span></text:p>
          </table:table-cell>
        </table:table-row>
        <table:table-row>
          <table:table-cell table:style-name="Table2.A2" office:value-type="string">
            <text:p text:style-name="Table_20_Contents">SLOPE_SEC</text:p>
          </table:table-cell>
          <table:table-cell table:style-name="Table2.B2" office:value-type="string">
            <text:p text:style-name="P13">Secondary slope class of the STU</text:p>
          </table:table-cell>
        </table:table-row>
        <table:table-row>
          <table:table-cell table:style-name="Table2.A2" office:value-type="string">
            <text:p text:style-name="Table_20_Contents">TEXTDEPCHG</text:p>
          </table:table-cell>
          <table:table-cell table:style-name="Table2.B2" office:value-type="string">
            <text:p text:style-name="Table_20_Contents">Depth class to a textural change of the dominant and/or secondary surface texture of the STU</text:p>
          </table:table-cell>
        </table:table-row>
        <text:soft-page-break/>
        <table:table-row>
          <table:table-cell table:style-name="Table2.A2" office:value-type="string">
            <text:p text:style-name="P3">TEXTSRFDOM</text:p>
          </table:table-cell>
          <table:table-cell table:style-name="Table2.B2" office:value-type="string">
            <text:p text:style-name="P3">Dominant surface textural class of the STU → <text:span text:style-name="T7">done, das ist ganz interessant</text:span></text:p>
          </table:table-cell>
        </table:table-row>
        <table:table-row>
          <table:table-cell table:style-name="Table2.A2" office:value-type="string">
            <text:p text:style-name="P3">TEXTSRFSEC</text:p>
          </table:table-cell>
          <table:table-cell table:style-name="Table2.B2" office:value-type="string">
            <text:p text:style-name="P3">Secondary surface textural class of the STU</text:p>
          </table:table-cell>
        </table:table-row>
        <table:table-row>
          <table:table-cell table:style-name="Table2.A2" office:value-type="string">
            <text:p text:style-name="Table_20_Contents">TEXTSUBDOM</text:p>
          </table:table-cell>
          <table:table-cell table:style-name="Table2.B2" office:value-type="string">
            <text:p text:style-name="Table_20_Contents">Dominant sub-surface textural class of the STU</text:p>
          </table:table-cell>
        </table:table-row>
        <table:table-row>
          <table:table-cell table:style-name="Table2.A2" office:value-type="string">
            <text:p text:style-name="Table_20_Contents">TEXTSUBSEC</text:p>
          </table:table-cell>
          <table:table-cell table:style-name="Table2.B2" office:value-type="string">
            <text:p text:style-name="Table_20_Contents">Secondary sub-surface textural class of the STU</text:p>
          </table:table-cell>
        </table:table-row>
        <table:table-row>
          <table:table-cell table:style-name="Table2.A2" office:value-type="string">
            <text:p text:style-name="Table_20_Contents">USE_DOM</text:p>
          </table:table-cell>
          <table:table-cell table:style-name="Table2.B2" office:value-type="string">
            <text:p text:style-name="Table_20_Contents">Code for dominant land use of the STU</text:p>
          </table:table-cell>
        </table:table-row>
        <table:table-row>
          <table:table-cell table:style-name="Table2.A2" office:value-type="string">
            <text:p text:style-name="Table_20_Contents">USE_SEC</text:p>
          </table:table-cell>
          <table:table-cell table:style-name="Table2.B2" office:value-type="string">
            <text:p text:style-name="Table_20_Contents">Code for secondary land use of the STU</text:p>
          </table:table-cell>
        </table:table-row>
        <table:table-row>
          <table:table-cell table:style-name="Table2.A2" office:value-type="string">
            <text:p text:style-name="Table_20_Contents">WM1</text:p>
          </table:table-cell>
          <table:table-cell table:style-name="Table2.B2" office:value-type="string">
            <text:p text:style-name="Table_20_Contents">Code for normal presence and purpose of an existing water management system in agricultural land on more than 50% of the STU</text:p>
          </table:table-cell>
        </table:table-row>
        <table:table-row>
          <table:table-cell table:style-name="Table2.A2" office:value-type="string">
            <text:p text:style-name="Table_20_Contents">WM2</text:p>
          </table:table-cell>
          <table:table-cell table:style-name="Table2.B2" office:value-type="string">
            <text:p text:style-name="Table_20_Contents">Code for the type of an existing water management system</text:p>
          </table:table-cell>
        </table:table-row>
        <table:table-row>
          <table:table-cell table:style-name="Table2.A2" office:value-type="string">
            <text:p text:style-name="Table_20_Contents">WR</text:p>
          </table:table-cell>
          <table:table-cell table:style-name="Table2.B2" office:value-type="string">
            <text:p text:style-name="Table_20_Contents">Dominant annual average soil water regime class of the soil profile of the STU</text:p>
          </table:table-cell>
        </table:table-row>
        <table:table-row>
          <table:table-cell table:style-name="Table2.A2" office:value-type="string">
            <text:p text:style-name="P3">WRBFU</text:p>
          </table:table-cell>
          <table:table-cell table:style-name="Table2.B2" office:value-type="string">
            <text:p text:style-name="P3">Full soil code of the STU from the World Reference Base (WRB) for Soil Resources</text:p>
          </table:table-cell>
        </table:table-row>
        <table:table-row>
          <table:table-cell table:style-name="Table2.A2" office:value-type="string">
            <text:p text:style-name="P3">WRBFU_CL</text:p>
          </table:table-cell>
          <table:table-cell table:style-name="Table2.B2" office:value-type="string">
            <text:p text:style-name="P3">Confidence level for WRBFU</text:p>
          </table:table-cell>
        </table:table-row>
        <table:table-row>
          <table:table-cell table:style-name="Table2.A2" office:value-type="string">
            <text:p text:style-name="Table_20_Contents">ZMAX</text:p>
          </table:table-cell>
          <table:table-cell table:style-name="Table2.B2" office:value-type="string">
            <text:p text:style-name="Table_20_Contents">Maximum elevation above sea level of the STU (in metres)</text:p>
          </table:table-cell>
        </table:table-row>
        <table:table-row>
          <table:table-cell table:style-name="Table2.A2" office:value-type="string">
            <text:p text:style-name="Table_20_Contents">ZMIN</text:p>
          </table:table-cell>
          <table:table-cell table:style-name="Table2.B2" office:value-type="string">
            <text:p text:style-name="Table_20_Contents">Minimum elevation above sea level of the STU (in metres)</text:p>
          </table:table-cell>
        </table:table-row>
      </table:table>
      <text:p text:style-name="Text_20_body"/>
      <text:p text:style-name="Text_20_body">The STU_ptrdb.dbf contains the following columns:</text:p>
      <text:p text:style-name="P2">STU_ptrdb.dbf</text:p>
      <table:table table:name="Table3" table:style-name="Table3">
        <table:table-column table:style-name="Table3.A"/>
        <table:table-column table:style-name="Table3.B"/>
        <table:table-row>
          <table:table-cell table:style-name="Table3.A1" office:value-type="string">
            <text:p text:style-name="Table_20_Heading">Column Name</text:p>
          </table:table-cell>
          <table:table-cell table:style-name="Table3.A1" office:value-type="string">
            <text:p text:style-name="Table_20_Heading">Description</text:p>
          </table:table-cell>
        </table:table-row>
        <table:table-row>
          <table:table-cell table:style-name="Table3.A2" office:value-type="string">
            <text:p text:style-name="Table_20_Contents">STU</text:p>
          </table:table-cell>
          <table:table-cell table:style-name="Table3.B2" office:value-type="string">
            <text:p text:style-name="Table_20_Contents"> </text:p>
          </table:table-cell>
        </table:table-row>
        <table:table-row>
          <table:table-cell table:style-name="Table3.A2" office:value-type="string">
            <text:p text:style-name="Table_20_Contents">COUNTRY</text:p>
          </table:table-cell>
          <table:table-cell table:style-name="Table3.B2" office:value-type="string">
            <text:p text:style-name="Table_20_Contents">Country to which this STU belongs</text:p>
          </table:table-cell>
        </table:table-row>
        <table:table-row>
          <table:table-cell table:style-name="Table3.A2" office:value-type="string">
            <text:p text:style-name="Table_20_Contents">AGLIM1NNI</text:p>
          </table:table-cell>
          <table:table-cell table:style-name="Table3.B2" office:value-type="string">
            <text:p text:style-name="Table_20_Contents">Dominant limitation to agricultural use (without no information)</text:p>
          </table:table-cell>
        </table:table-row>
        <table:table-row>
          <table:table-cell table:style-name="Table3.A2" office:value-type="string">
            <text:p text:style-name="Table_20_Contents">AGLIM2NNI</text:p>
          </table:table-cell>
          <table:table-cell table:style-name="Table3.B2" office:value-type="string">
            <text:p text:style-name="Table_20_Contents">Secondary limitation to agricultural use (without no information)</text:p>
          </table:table-cell>
        </table:table-row>
        <table:table-row>
          <table:table-cell table:style-name="Table3.A2" office:value-type="string">
            <text:p text:style-name="Table_20_Contents">ALT</text:p>
          </table:table-cell>
          <table:table-cell table:style-name="Table3.B2" office:value-type="string">
            <text:p text:style-name="Table_20_Contents">ELEVATION</text:p>
          </table:table-cell>
        </table:table-row>
        <table:table-row>
          <table:table-cell table:style-name="Table3.A2" office:value-type="string">
            <text:p text:style-name="Table_20_Contents">ALT_MAX</text:p>
          </table:table-cell>
          <table:table-cell table:style-name="Table3.B2" office:value-type="string">
            <text:p text:style-name="Table_20_Contents">100 m class maximum altitudes</text:p>
          </table:table-cell>
        </table:table-row>
        <table:table-row>
          <table:table-cell table:style-name="Table3.A2" office:value-type="string">
            <text:p text:style-name="Table_20_Contents">ALT_MIN</text:p>
          </table:table-cell>
          <table:table-cell table:style-name="Table3.B2" office:value-type="string">
            <text:p text:style-name="Table_20_Contents">100 m class minimum altitudes</text:p>
          </table:table-cell>
        </table:table-row>
        <table:table-row>
          <table:table-cell table:style-name="Table3.A2" office:value-type="string">
            <text:p text:style-name="Table_20_Contents">ATC</text:p>
          </table:table-cell>
          <table:table-cell table:style-name="Table3.B2" office:value-type="string">
            <text:p text:style-name="Table_20_Contents">Accumulated temperature class</text:p>
          </table:table-cell>
        </table:table-row>
        <table:table-row>
          <table:table-cell table:style-name="Table3.A2" office:value-type="string">
            <text:p text:style-name="P3">AWC_SUB</text:p>
          </table:table-cell>
          <table:table-cell table:style-name="Table3.B2" office:value-type="string">
            <text:p text:style-name="P3">Subsoil available water capacity</text:p>
          </table:table-cell>
        </table:table-row>
        <table:table-row table:style-name="Table3.11">
          <table:table-cell table:style-name="Table3.A2" office:value-type="string">
            <text:p text:style-name="P3">AWC_TOP</text:p>
          </table:table-cell>
          <table:table-cell table:style-name="Table3.B2" office:value-type="string">
            <text:p text:style-name="P3">Topsoil available water capacity → <text:span text:style-name="T9">don</text:span><text:span text:style-name="T11">e </text:span></text:p>
          </table:table-cell>
        </table:table-row>
        <table:table-row>
          <table:table-cell table:style-name="Table3.A2" office:value-type="string">
            <text:p text:style-name="Table_20_Contents">BS_SUB</text:p>
          </table:table-cell>
          <table:table-cell table:style-name="Table3.B2" office:value-type="string">
            <text:p text:style-name="Table_20_Contents">Base saturation of the subsoil</text:p>
          </table:table-cell>
        </table:table-row>
        <table:table-row>
          <table:table-cell table:style-name="Table3.A2" office:value-type="string">
            <text:p text:style-name="Table_20_Contents">BS_TOP</text:p>
          </table:table-cell>
          <table:table-cell table:style-name="Table3.B2" office:value-type="string">
            <text:p text:style-name="Table_20_Contents">Base saturation of the topsoil</text:p>
          </table:table-cell>
        </table:table-row>
        <table:table-row>
          <table:table-cell table:style-name="Table3.A2" office:value-type="string">
            <text:p text:style-name="Table_20_Contents">CEC_SUB</text:p>
          </table:table-cell>
          <table:table-cell table:style-name="Table3.B2" office:value-type="string">
            <text:p text:style-name="Table_20_Contents">Subsoil cation exchange capacity</text:p>
          </table:table-cell>
        </table:table-row>
        <table:table-row>
          <table:table-cell table:style-name="Table3.A2" office:value-type="string">
            <text:p text:style-name="Table_20_Contents">CEC_TOP</text:p>
          </table:table-cell>
          <table:table-cell table:style-name="Table3.B2" office:value-type="string">
            <text:p text:style-name="Table_20_Contents">Topsoil cation exchange capacity</text:p>
          </table:table-cell>
        </table:table-row>
        <table:table-row>
          <table:table-cell table:style-name="Table3.A2" office:value-type="string">
            <text:p text:style-name="Table_20_Contents">CRUST</text:p>
          </table:table-cell>
          <table:table-cell table:style-name="Table3.B2" office:value-type="string">
            <text:p text:style-name="Table_20_Contents">Soil crusting class</text:p>
          </table:table-cell>
        </table:table-row>
        <table:table-row>
          <table:table-cell table:style-name="Table3.A2" office:value-type="string">
            <text:p text:style-name="P3">DGH</text:p>
          </table:table-cell>
          <table:table-cell table:style-name="Table3.B2" office:value-type="string">
            <text:p text:style-name="P3">Depth to a gleyed horizon</text:p>
          </table:table-cell>
        </table:table-row>
        <table:table-row>
          <table:table-cell table:style-name="Table3.A2" office:value-type="string">
            <text:p text:style-name="Table_20_Contents">DIFF</text:p>
          </table:table-cell>
          <table:table-cell table:style-name="Table3.B2" office:value-type="string">
            <text:p text:style-name="Table_20_Contents">Soil profile differentiation</text:p>
          </table:table-cell>
        </table:table-row>
        <table:table-row>
          <table:table-cell table:style-name="Table3.A2" office:value-type="string">
            <text:p text:style-name="Table_20_Contents">DIMP</text:p>
          </table:table-cell>
          <table:table-cell table:style-name="Table3.B2" office:value-type="string">
            <text:p text:style-name="Table_20_Contents">Depth to an impermeable layer</text:p>
          </table:table-cell>
        </table:table-row>
        <table:table-row>
          <table:table-cell table:style-name="Table3.A2" office:value-type="string">
            <text:p text:style-name="Table_20_Contents">DR</text:p>
          </table:table-cell>
          <table:table-cell table:style-name="Table3.B2" office:value-type="string">
            <text:p text:style-name="Table_20_Contents">Depth to rock</text:p>
          </table:table-cell>
        </table:table-row>
        <table:table-row>
          <table:table-cell table:style-name="Table3.A2" office:value-type="string">
            <text:p text:style-name="Table_20_Contents">EAWCSUB</text:p>
          </table:table-cell>
          <table:table-cell table:style-name="Table3.B2" office:value-type="string">
            <text:p text:style-name="Table_20_Contents">Subsoil easily available water capacity</text:p>
          </table:table-cell>
        </table:table-row>
        <table:table-row>
          <table:table-cell table:style-name="Table3.A2" office:value-type="string">
            <text:p text:style-name="P3">EAWCTOP</text:p>
          </table:table-cell>
          <table:table-cell table:style-name="Table3.B2" office:value-type="string">
            <text:p text:style-name="P3">Topsoil easily available water capacity</text:p>
          </table:table-cell>
        </table:table-row>
        <table:table-row>
          <table:table-cell table:style-name="Table3.A2" office:value-type="string">
            <text:p text:style-name="P3">ERODIBI</text:p>
          </table:table-cell>
          <table:table-cell table:style-name="Table3.B2" office:value-type="string">
            <text:p text:style-name="P3">Soil erodibility class</text:p>
          </table:table-cell>
        </table:table-row>
        <text:soft-page-break/>
        <table:table-row>
          <table:table-cell table:style-name="Table3.A2" office:value-type="string">
            <text:p text:style-name="P3">HG</text:p>
          </table:table-cell>
          <table:table-cell table:style-name="Table3.B2" office:value-type="string">
            <text:p text:style-name="P3">Hydrogeological class</text:p>
          </table:table-cell>
        </table:table-row>
        <table:table-row>
          <table:table-cell table:style-name="Table3.A2" office:value-type="string">
            <text:p text:style-name="Table_20_Contents">MIN</text:p>
          </table:table-cell>
          <table:table-cell table:style-name="Table3.B2" office:value-type="string">
            <text:p text:style-name="Table_20_Contents">Profile mineralogy</text:p>
          </table:table-cell>
        </table:table-row>
        <table:table-row>
          <table:table-cell table:style-name="Table3.A2" office:value-type="string">
            <text:p text:style-name="Table_20_Contents">MIN_SUB</text:p>
          </table:table-cell>
          <table:table-cell table:style-name="Table3.B2" office:value-type="string">
            <text:p text:style-name="Table_20_Contents">Subsoil mineralogy</text:p>
          </table:table-cell>
        </table:table-row>
        <table:table-row>
          <table:table-cell table:style-name="Table3.A2" office:value-type="string">
            <text:p text:style-name="Table_20_Contents">MIN_TOP</text:p>
          </table:table-cell>
          <table:table-cell table:style-name="Table3.B2" office:value-type="string">
            <text:p text:style-name="Table_20_Contents">Topsoil mineralogy</text:p>
          </table:table-cell>
        </table:table-row>
        <table:table-row>
          <table:table-cell table:style-name="Table3.A2" office:value-type="string">
            <text:p text:style-name="P3">OC_TOP</text:p>
          </table:table-cell>
          <table:table-cell table:style-name="Table3.B2" office:value-type="string">
            <text:p text:style-name="P3">Topsoil organic carbon content</text:p>
          </table:table-cell>
        </table:table-row>
        <table:table-row>
          <table:table-cell table:style-name="Table3.A2" office:value-type="string">
            <text:p text:style-name="Table_20_Contents">PD_SUB</text:p>
          </table:table-cell>
          <table:table-cell table:style-name="Table3.B2" office:value-type="string">
            <text:p text:style-name="Table_20_Contents">Subsoil packing density</text:p>
          </table:table-cell>
        </table:table-row>
        <table:table-row>
          <table:table-cell table:style-name="Table3.A2" office:value-type="string">
            <text:p text:style-name="Table_20_Contents">PD_TOP</text:p>
          </table:table-cell>
          <table:table-cell table:style-name="Table3.B2" office:value-type="string">
            <text:p text:style-name="Table_20_Contents">Topsoil packing density</text:p>
          </table:table-cell>
        </table:table-row>
        <table:table-row>
          <table:table-cell table:style-name="Table3.A2" office:value-type="string">
            <text:p text:style-name="Table_20_Contents">PEAT</text:p>
          </table:table-cell>
          <table:table-cell table:style-name="Table3.B2" office:value-type="string">
            <text:p text:style-name="Table_20_Contents">Peat</text:p>
          </table:table-cell>
        </table:table-row>
        <table:table-row>
          <table:table-cell table:style-name="Table3.A2" office:value-type="string">
            <text:p text:style-name="Table_20_Contents">PHYSCHI</text:p>
          </table:table-cell>
          <table:table-cell table:style-name="Table3.B2" office:value-type="string">
            <text:p text:style-name="Table_20_Contents">Physi-chemical factor of soil crusting &amp; erodibility</text:p>
          </table:table-cell>
        </table:table-row>
        <table:table-row>
          <table:table-cell table:style-name="Table3.A2" office:value-type="string">
            <text:p text:style-name="Table_20_Contents">PMH</text:p>
          </table:table-cell>
          <table:table-cell table:style-name="Table3.B2" office:value-type="string">
            <text:p text:style-name="Table_20_Contents">Parent material hydrogeological type</text:p>
          </table:table-cell>
        </table:table-row>
        <table:table-row>
          <table:table-cell table:style-name="Table3.A2" office:value-type="string">
            <text:p text:style-name="P13">STR_SUB</text:p>
          </table:table-cell>
          <table:table-cell table:style-name="Table3.B2" office:value-type="string">
            <text:p text:style-name="P13">Subsoil structure</text:p>
          </table:table-cell>
        </table:table-row>
        <table:table-row>
          <table:table-cell table:style-name="Table3.A2" office:value-type="string">
            <text:p text:style-name="P13">STR_TOP</text:p>
          </table:table-cell>
          <table:table-cell table:style-name="Table3.B2" office:value-type="string">
            <text:p text:style-name="P13">Topsoil structure</text:p>
          </table:table-cell>
        </table:table-row>
        <table:table-row>
          <table:table-cell table:style-name="Table3.A2" office:value-type="string">
            <text:p text:style-name="Table_20_Contents">TD</text:p>
          </table:table-cell>
          <table:table-cell table:style-name="Table3.B2" office:value-type="string">
            <text:p text:style-name="Table_20_Contents">Rule infered subsoil texture</text:p>
          </table:table-cell>
        </table:table-row>
        <table:table-row>
          <table:table-cell table:style-name="Table3.A2" office:value-type="string">
            <text:p text:style-name="Table_20_Contents">TEXT</text:p>
          </table:table-cell>
          <table:table-cell table:style-name="Table3.B2" office:value-type="string">
            <text:p text:style-name="Table_20_Contents">Dominant surface textural class (completed from dominant STU)</text:p>
          </table:table-cell>
        </table:table-row>
        <table:table-row>
          <table:table-cell table:style-name="Table3.A2" office:value-type="string">
            <text:p text:style-name="Table_20_Contents">TEXTCRU</text:p>
          </table:table-cell>
          <table:table-cell table:style-name="Table3.B2" office:value-type="string">
            <text:p text:style-name="Table_20_Contents">Textural factor of soil crusting</text:p>
          </table:table-cell>
        </table:table-row>
        <table:table-row>
          <table:table-cell table:style-name="Table3.A2" office:value-type="string">
            <text:p text:style-name="Table_20_Contents">TEXTERO</text:p>
          </table:table-cell>
          <table:table-cell table:style-name="Table3.B2" office:value-type="string">
            <text:p text:style-name="Table_20_Contents">Textural factor of soil erodibility</text:p>
          </table:table-cell>
        </table:table-row>
        <table:table-row>
          <table:table-cell table:style-name="Table3.A2" office:value-type="string">
            <text:p text:style-name="Table_20_Contents">USE</text:p>
          </table:table-cell>
          <table:table-cell table:style-name="Table3.B2" office:value-type="string">
            <text:p text:style-name="Table_20_Contents">Regrouped land use class</text:p>
          </table:table-cell>
        </table:table-row>
        <table:table-row>
          <table:table-cell table:style-name="Table3.A2" office:value-type="string">
            <text:p text:style-name="Table_20_Contents">VS</text:p>
          </table:table-cell>
          <table:table-cell table:style-name="Table3.B2" office:value-type="string">
            <text:p text:style-name="Table_20_Contents">Volume of stones</text:p>
          </table:table-cell>
        </table:table-row>
      </table:table>
      <text:p text:style-name="Text_20_body">For each column except STU, COUNTRY, AT and ATC, there is a matching column which provides the confidence level for the attribute represented in that column ; for attribute with name A, there is the matching column with name A_CL.</text:p>
      <text:p text:style-name="Text_20_body">The STUorg contains the following columns (attributes):</text:p>
      <text:p text:style-name="P2">STUorg</text:p>
      <table:table table:name="Table4" table:style-name="Table4">
        <table:table-column table:style-name="Table4.A"/>
        <table:table-column table:style-name="Table4.B"/>
        <table:table-row>
          <table:table-cell table:style-name="Table4.A1" office:value-type="string">
            <text:p text:style-name="Table_20_Heading">Column Name</text:p>
          </table:table-cell>
          <table:table-cell table:style-name="Table4.A1" office:value-type="string">
            <text:p text:style-name="Table_20_Heading">Description</text:p>
          </table:table-cell>
        </table:table-row>
        <table:table-row>
          <table:table-cell table:style-name="Table4.A2" office:value-type="string">
            <text:p text:style-name="Table_20_Contents">SMU</text:p>
          </table:table-cell>
          <table:table-cell table:style-name="Table4.B2" office:value-type="string">
            <text:p text:style-name="Table_20_Contents">SMU number</text:p>
          </table:table-cell>
        </table:table-row>
        <table:table-row>
          <table:table-cell table:style-name="Table4.A2" office:value-type="string">
            <text:p text:style-name="Table_20_Contents">STU</text:p>
          </table:table-cell>
          <table:table-cell table:style-name="Table4.B2" office:value-type="string">
            <text:p text:style-name="Table_20_Contents">STU number</text:p>
          </table:table-cell>
        </table:table-row>
        <table:table-row>
          <table:table-cell table:style-name="Table4.A2" office:value-type="string">
            <text:p text:style-name="P3">PCAREA</text:p>
          </table:table-cell>
          <table:table-cell table:style-name="Table4.B2" office:value-type="string">
            <text:p text:style-name="P3">How much area of SMU is occupied by the STU; expressed in percent</text:p>
            <text:p text:style-name="P4">also Percentage * area → tatsächliche Fläche?</text:p>
          </table:table-cell>
        </table:table-row>
        <table:table-row>
          <table:table-cell table:style-name="Table4.A2" office:value-type="string">
            <text:p text:style-name="P3"/>
          </table:table-cell>
          <table:table-cell table:style-name="Table4.B2" office:value-type="string">
            <text:p text:style-name="P3"/>
          </table:table-cell>
        </table:table-row>
      </table:table>
      <text:p text:style-name="Text_20_body">More details for the attributes in STU_sgdbe.dbf and STU_ ptrdb.dbf are found <text:span text:style-name="Strong_20_Emphasis">SGDBE Attricod</text:span>, also available as <text:a xlink:type="simple" xlink:href="https://esdac.jrc.ec.europa.eu/Esdb_Archive/ESDB_Data_Distribution/ESDB_Data_full_distribution/ESDBv2_data/esdb/sgdbe/SGDBE_attricod.doc" office:target-frame-name="_blank" xlink:show="new" text:style-name="Internet_20_link" text:visited-style-name="Visited_20_Internet_20_Link"><text:span text:style-name="Strong_20_Emphasis">.doc file</text:span></text:a> [470Kb]. and <text:span text:style-name="Strong_20_Emphasis">PTRDB Metadata</text:span>, also available as <text:a xlink:type="simple" xlink:href="https://esdac.jrc.ec.europa.eu/ESDB_Archive/ESDB_Data_Distribution/ESDB_Data_full_distribution/ESDBv2_data/esdb/Ptrdbe/PTRDB_Metadata.doc" office:target-frame-name="_blank" xlink:show="new" text:style-name="Internet_20_link" text:visited-style-name="Visited_20_Internet_20_Link"><text:span text:style-name="Strong_20_Emphasis">.doc file</text:span></text:a> [100Kb]</text:p>
      <text:p text:style-name="Text_20_body">The user who wants to create "dominant STU" maps should link the STU_sgdbe.dbf and STU_ptrdb.dbf tables to the SGDBE4_0.dbf table (link between STU_DOM and STU columns) in order to display attributes.</text:p>
      <text:p text:style-name="Text_20_body">The SMU_sgdbe.dbf and SMU_ptrdb.dbf files contain columns corresponding respectively to all attributes, which are also under the SGDBE and PTRDB <text:a xlink:type="simple" xlink:href="https://esdac.jrc.ec.europa.eu/ESDB_Archive/ESDBv2/fr_thema.htm" office:target-frame-name="_blank" xlink:show="new" text:style-name="Internet_20_link" text:visited-style-name="Visited_20_Internet_20_Link">thematic maps</text:a>.<text:line-break/>It should be noted that due to limitations in the size of column names for dbf files, the original attribute names from the full-fledged ArcInfo based database were changed to fit; the following conversions were made:</text:p>
      <text:p text:style-name="Text_20_body">For SGDBE attributes:</text:p>
      <text:p text:style-name="P2">SGBDE</text:p>
      <table:table table:name="Table5" table:style-name="Table5">
        <table:table-column table:style-name="Table5.A"/>
        <table:table-column table:style-name="Table5.B"/>
        <text:soft-page-break/>
        <table:table-row>
          <table:table-cell table:style-name="Table5.A1" office:value-type="string">
            <text:p text:style-name="Table_20_Heading">Original attribute name</text:p>
          </table:table-cell>
          <table:table-cell table:style-name="Table5.A1" office:value-type="string">
            <text:p text:style-name="Table_20_Heading">Attribute name in dbf file</text:p>
          </table:table-cell>
        </table:table-row>
        <table:table-row>
          <table:table-cell table:style-name="Table5.A2" office:value-type="string">
            <text:p text:style-name="Table_20_Contents">SMU</text:p>
          </table:table-cell>
          <table:table-cell table:style-name="Table5.B2" office:value-type="string">
            <text:p text:style-name="Table_20_Contents">SMU</text:p>
          </table:table-cell>
        </table:table-row>
        <table:table-row>
          <table:table-cell table:style-name="Table5.A2" office:value-type="string">
            <text:p text:style-name="Table_20_Contents">NON-SOIL</text:p>
          </table:table-cell>
          <table:table-cell table:style-name="Table5.B2" office:value-type="string">
            <text:p text:style-name="Table_20_Contents">NONSOIL</text:p>
          </table:table-cell>
        </table:table-row>
        <table:table-row>
          <table:table-cell table:style-name="Table5.A2" office:value-type="string">
            <text:p text:style-name="Table_20_Contents">FAO90-FULL</text:p>
          </table:table-cell>
          <table:table-cell table:style-name="Table5.B2" office:value-type="string">
            <text:p text:style-name="Table_20_Contents">FAO90FU</text:p>
          </table:table-cell>
        </table:table-row>
        <table:table-row>
          <table:table-cell table:style-name="Table5.A2" office:value-type="string">
            <text:p text:style-name="Table_20_Contents">WM1</text:p>
          </table:table-cell>
          <table:table-cell table:style-name="Table5.B2" office:value-type="string">
            <text:p text:style-name="Table_20_Contents">WM1</text:p>
          </table:table-cell>
        </table:table-row>
        <table:table-row>
          <table:table-cell table:style-name="Table5.A2" office:value-type="string">
            <text:p text:style-name="P3">TEXT-SRF-DOM</text:p>
          </table:table-cell>
          <table:table-cell table:style-name="Table5.B2" office:value-type="string">
            <text:p text:style-name="P3">TXSRFDO</text:p>
          </table:table-cell>
        </table:table-row>
        <table:table-row>
          <table:table-cell table:style-name="Table5.A2" office:value-type="string">
            <text:p text:style-name="P3">WRB-FULL</text:p>
          </table:table-cell>
          <table:table-cell table:style-name="Table5.B2" office:value-type="string">
            <text:p text:style-name="P3">WRBFU</text:p>
          </table:table-cell>
        </table:table-row>
        <table:table-row>
          <table:table-cell table:style-name="Table5.A2" office:value-type="string">
            <text:p text:style-name="Table_20_Contents">SLOPE-SEC</text:p>
          </table:table-cell>
          <table:table-cell table:style-name="Table5.B2" office:value-type="string">
            <text:p text:style-name="Table_20_Contents">SLOPESE</text:p>
          </table:table-cell>
        </table:table-row>
        <table:table-row>
          <table:table-cell table:style-name="Table5.A2" office:value-type="string">
            <text:p text:style-name="Table_20_Contents">PAR-MAT-SEC3</text:p>
          </table:table-cell>
          <table:table-cell table:style-name="Table5.B2" office:value-type="string">
            <text:p text:style-name="Table_20_Contents">PARMASE3</text:p>
          </table:table-cell>
        </table:table-row>
        <table:table-row>
          <table:table-cell table:style-name="Table5.A2" office:value-type="string">
            <text:p text:style-name="Table_20_Contents">PAR-MAT-SEC2</text:p>
          </table:table-cell>
          <table:table-cell table:style-name="Table5.B2" office:value-type="string">
            <text:p text:style-name="Table_20_Contents">PARMASE2</text:p>
          </table:table-cell>
        </table:table-row>
        <table:table-row>
          <table:table-cell table:style-name="Table5.A2" office:value-type="string">
            <text:p text:style-name="Table_20_Contents">PAR-MAT-SEC1</text:p>
          </table:table-cell>
          <table:table-cell table:style-name="Table5.B2" office:value-type="string">
            <text:p text:style-name="Table_20_Contents">PARMASE1</text:p>
          </table:table-cell>
        </table:table-row>
        <table:table-row>
          <table:table-cell table:style-name="Table5.A2" office:value-type="string">
            <text:p text:style-name="Table_20_Contents">PAR-MAT-DOM3</text:p>
          </table:table-cell>
          <table:table-cell table:style-name="Table5.B2" office:value-type="string">
            <text:p text:style-name="Table_20_Contents">PARMADO3</text:p>
          </table:table-cell>
        </table:table-row>
        <table:table-row>
          <table:table-cell table:style-name="Table5.A2" office:value-type="string">
            <text:p text:style-name="Table_20_Contents">PAR-MAT-DOM2</text:p>
          </table:table-cell>
          <table:table-cell table:style-name="Table5.B2" office:value-type="string">
            <text:p text:style-name="Table_20_Contents">PARMADO2</text:p>
          </table:table-cell>
        </table:table-row>
        <table:table-row>
          <table:table-cell table:style-name="Table5.A2" office:value-type="string">
            <text:p text:style-name="Table_20_Contents">PAR-MAT-DOM1</text:p>
          </table:table-cell>
          <table:table-cell table:style-name="Table5.B2" office:value-type="string">
            <text:p text:style-name="Table_20_Contents">PARMADO1</text:p>
          </table:table-cell>
        </table:table-row>
        <table:table-row>
          <table:table-cell table:style-name="Table5.A2" office:value-type="string">
            <text:p text:style-name="Table_20_Contents">FAO85-LEV3</text:p>
          </table:table-cell>
          <table:table-cell table:style-name="Table5.B2" office:value-type="string">
            <text:p text:style-name="Table_20_Contents">FAO85LV3</text:p>
          </table:table-cell>
        </table:table-row>
        <table:table-row>
          <table:table-cell table:style-name="Table5.A2" office:value-type="string">
            <text:p text:style-name="Table_20_Contents">FAO85-LEV2</text:p>
          </table:table-cell>
          <table:table-cell table:style-name="Table5.B2" office:value-type="string">
            <text:p text:style-name="Table_20_Contents">FAO85LV2</text:p>
          </table:table-cell>
        </table:table-row>
        <table:table-row>
          <table:table-cell table:style-name="Table5.A2" office:value-type="string">
            <text:p text:style-name="Table_20_Contents">FAO85-LEV1</text:p>
          </table:table-cell>
          <table:table-cell table:style-name="Table5.B2" office:value-type="string">
            <text:p text:style-name="Table_20_Contents">FAO85LV1</text:p>
          </table:table-cell>
        </table:table-row>
        <table:table-row>
          <table:table-cell table:style-name="Table5.A2" office:value-type="string">
            <text:p text:style-name="Table_20_Contents">FAO90-LEV2</text:p>
          </table:table-cell>
          <table:table-cell table:style-name="Table5.B2" office:value-type="string">
            <text:p text:style-name="Table_20_Contents">FAO90LV2</text:p>
          </table:table-cell>
        </table:table-row>
        <table:table-row>
          <table:table-cell table:style-name="Table5.A2" office:value-type="string">
            <text:p text:style-name="Table_20_Contents">FAO90-LEV1</text:p>
          </table:table-cell>
          <table:table-cell table:style-name="Table5.B2" office:value-type="string">
            <text:p text:style-name="Table_20_Contents">FAO90LV1</text:p>
          </table:table-cell>
        </table:table-row>
        <table:table-row>
          <table:table-cell table:style-name="Table5.A2" office:value-type="string">
            <text:p text:style-name="Table_20_Contents">WRB-SPE2</text:p>
          </table:table-cell>
          <table:table-cell table:style-name="Table5.B2" office:value-type="string">
            <text:p text:style-name="Table_20_Contents">WRBSPE2</text:p>
          </table:table-cell>
        </table:table-row>
        <table:table-row>
          <table:table-cell table:style-name="Table5.A2" office:value-type="string">
            <text:p text:style-name="Table_20_Contents">WRB-ADJ2</text:p>
          </table:table-cell>
          <table:table-cell table:style-name="Table5.B2" office:value-type="string">
            <text:p text:style-name="Table_20_Contents">WRBADJ2</text:p>
          </table:table-cell>
        </table:table-row>
        <table:table-row>
          <table:table-cell table:style-name="Table5.A2" office:value-type="string">
            <text:p text:style-name="Table_20_Contents">WRB-SPE1</text:p>
          </table:table-cell>
          <table:table-cell table:style-name="Table5.B2" office:value-type="string">
            <text:p text:style-name="Table_20_Contents">WRBSPE1</text:p>
          </table:table-cell>
        </table:table-row>
        <table:table-row>
          <table:table-cell table:style-name="Table5.A2" office:value-type="string">
            <text:p text:style-name="Table_20_Contents">WRB-ADJ1</text:p>
          </table:table-cell>
          <table:table-cell table:style-name="Table5.B2" office:value-type="string">
            <text:p text:style-name="Table_20_Contents">WRBADJ1</text:p>
          </table:table-cell>
        </table:table-row>
        <table:table-row>
          <table:table-cell table:style-name="Table5.A2" office:value-type="string">
            <text:p text:style-name="Table_20_Contents">WRB-LEV1</text:p>
          </table:table-cell>
          <table:table-cell table:style-name="Table5.B2" office:value-type="string">
            <text:p text:style-name="Table_20_Contents">WRBLV1</text:p>
          </table:table-cell>
        </table:table-row>
        <table:table-row>
          <table:table-cell table:style-name="Table5.A2" office:value-type="string">
            <text:p text:style-name="Table_20_Contents">WM2</text:p>
          </table:table-cell>
          <table:table-cell table:style-name="Table5.B2" office:value-type="string">
            <text:p text:style-name="Table_20_Contents">WM2</text:p>
          </table:table-cell>
        </table:table-row>
        <table:table-row>
          <table:table-cell table:style-name="Table5.A2" office:value-type="string">
            <text:p text:style-name="Table_20_Contents">WR</text:p>
          </table:table-cell>
          <table:table-cell table:style-name="Table5.B2" office:value-type="string">
            <text:p text:style-name="Table_20_Contents">WR</text:p>
          </table:table-cell>
        </table:table-row>
        <table:table-row>
          <table:table-cell table:style-name="Table5.A2" office:value-type="string">
            <text:p text:style-name="Table_20_Contents">IL</text:p>
          </table:table-cell>
          <table:table-cell table:style-name="Table5.B2" office:value-type="string">
            <text:p text:style-name="Table_20_Contents">IL</text:p>
          </table:table-cell>
        </table:table-row>
        <table:table-row>
          <table:table-cell table:style-name="Table5.A2" office:value-type="string">
            <text:p text:style-name="Table_20_Contents">ROO</text:p>
          </table:table-cell>
          <table:table-cell table:style-name="Table5.B2" office:value-type="string">
            <text:p text:style-name="Table_20_Contents">ROO</text:p>
          </table:table-cell>
        </table:table-row>
        <table:table-row>
          <table:table-cell table:style-name="Table5.A2" office:value-type="string">
            <text:p text:style-name="Table_20_Contents">TEXT-DEP-CHG</text:p>
          </table:table-cell>
          <table:table-cell table:style-name="Table5.B2" office:value-type="string">
            <text:p text:style-name="Table_20_Contents">TXDEPCHG</text:p>
          </table:table-cell>
        </table:table-row>
        <table:table-row>
          <table:table-cell table:style-name="Table5.A2" office:value-type="string">
            <text:p text:style-name="Table_20_Contents">TEXT-SUB-SEC</text:p>
          </table:table-cell>
          <table:table-cell table:style-name="Table5.B2" office:value-type="string">
            <text:p text:style-name="Table_20_Contents">TXSUBSE</text:p>
          </table:table-cell>
        </table:table-row>
        <table:table-row>
          <table:table-cell table:style-name="Table5.A2" office:value-type="string">
            <text:p text:style-name="Table_20_Contents">TEXT-SUB-DOM</text:p>
          </table:table-cell>
          <table:table-cell table:style-name="Table5.B2" office:value-type="string">
            <text:p text:style-name="Table_20_Contents">TXSUBDO</text:p>
          </table:table-cell>
        </table:table-row>
        <table:table-row>
          <table:table-cell table:style-name="Table5.A2" office:value-type="string">
            <text:p text:style-name="P3">TEXT-SRF-SEC</text:p>
          </table:table-cell>
          <table:table-cell table:style-name="Table5.B2" office:value-type="string">
            <text:p text:style-name="P3">TXSRFSE</text:p>
          </table:table-cell>
        </table:table-row>
        <table:table-row>
          <table:table-cell table:style-name="Table5.A2" office:value-type="string">
            <text:p text:style-name="Table_20_Contents">AGLIM2</text:p>
          </table:table-cell>
          <table:table-cell table:style-name="Table5.B2" office:value-type="string">
            <text:p text:style-name="Table_20_Contents">AGLIM2</text:p>
          </table:table-cell>
        </table:table-row>
        <table:table-row>
          <table:table-cell table:style-name="Table5.A2" office:value-type="string">
            <text:p text:style-name="Table_20_Contents">AGLIM1</text:p>
          </table:table-cell>
          <table:table-cell table:style-name="Table5.B2" office:value-type="string">
            <text:p text:style-name="Table_20_Contents">AGLIM1</text:p>
          </table:table-cell>
        </table:table-row>
        <table:table-row>
          <table:table-cell table:style-name="Table5.A2" office:value-type="string">
            <text:p text:style-name="Table_20_Contents">USE-SEC</text:p>
          </table:table-cell>
          <table:table-cell table:style-name="Table5.B2" office:value-type="string">
            <text:p text:style-name="Table_20_Contents">USESE</text:p>
          </table:table-cell>
        </table:table-row>
        <table:table-row>
          <table:table-cell table:style-name="Table5.A2" office:value-type="string">
            <text:p text:style-name="Table_20_Contents">USE-DOM</text:p>
          </table:table-cell>
          <table:table-cell table:style-name="Table5.B2" office:value-type="string">
            <text:p text:style-name="Table_20_Contents">USEDO</text:p>
          </table:table-cell>
        </table:table-row>
        <table:table-row>
          <table:table-cell table:style-name="Table5.A2" office:value-type="string">
            <text:p text:style-name="Table_20_Contents">PAR-MAT-SEC</text:p>
          </table:table-cell>
          <table:table-cell table:style-name="Table5.B2" office:value-type="string">
            <text:p text:style-name="Table_20_Contents">PARMASE</text:p>
          </table:table-cell>
        </table:table-row>
        <table:table-row>
          <table:table-cell table:style-name="Table5.A2" office:value-type="string">
            <text:p text:style-name="Table_20_Contents">PAR-MAT-DOM</text:p>
          </table:table-cell>
          <table:table-cell table:style-name="Table5.B2" office:value-type="string">
            <text:p text:style-name="Table_20_Contents">PARMADO</text:p>
          </table:table-cell>
        </table:table-row>
        <table:table-row>
          <table:table-cell table:style-name="Table5.A2" office:value-type="string">
            <text:p text:style-name="P3">ZMAX</text:p>
          </table:table-cell>
          <table:table-cell table:style-name="Table5.B2" office:value-type="string">
            <text:p text:style-name="P3">ZMAX</text:p>
          </table:table-cell>
        </table:table-row>
        <table:table-row>
          <table:table-cell table:style-name="Table5.A2" office:value-type="string">
            <text:p text:style-name="P3">ZMIN</text:p>
          </table:table-cell>
          <table:table-cell table:style-name="Table5.B2" office:value-type="string">
            <text:p text:style-name="P3">ZMIN</text:p>
          </table:table-cell>
        </table:table-row>
        <table:table-row>
          <table:table-cell table:style-name="Table5.A2" office:value-type="string">
            <text:p text:style-name="P3">SLOPE-DOM</text:p>
          </table:table-cell>
          <table:table-cell table:style-name="Table5.B2" office:value-type="string">
            <text:p text:style-name="P3">SLOPEDO</text:p>
          </table:table-cell>
        </table:table-row>
        <text:soft-page-break/>
        <table:table-row>
          <table:table-cell table:style-name="Table5.A2" office:value-type="string">
            <text:p text:style-name="Table_20_Contents">FAO85-FULL</text:p>
          </table:table-cell>
          <table:table-cell table:style-name="Table5.B2" office:value-type="string">
            <text:p text:style-name="Table_20_Contents">FAO85FU</text:p>
          </table:table-cell>
        </table:table-row>
      </table:table>
      <text:p text:style-name="Text_20_body">For PTRDB attributes:</text:p>
      <text:p text:style-name="P2">PTRDB</text:p>
      <table:table table:name="Table6" table:style-name="Table6">
        <table:table-column table:style-name="Table6.A"/>
        <table:table-column table:style-name="Table6.B"/>
        <table:table-row>
          <table:table-cell table:style-name="Table6.A1" office:value-type="string">
            <text:p text:style-name="Table_20_Heading">Original attribute name</text:p>
          </table:table-cell>
          <table:table-cell table:style-name="Table6.A1" office:value-type="string">
            <text:p text:style-name="Table_20_Heading">Attribute name in dbf file</text:p>
          </table:table-cell>
        </table:table-row>
        <table:table-row>
          <table:table-cell table:style-name="Table6.A2" office:value-type="string">
            <text:p text:style-name="Table_20_Contents">SMU</text:p>
          </table:table-cell>
          <table:table-cell table:style-name="Table6.B2" office:value-type="string">
            <text:p text:style-name="Table_20_Contents">SMU</text:p>
          </table:table-cell>
        </table:table-row>
        <table:table-row>
          <table:table-cell table:style-name="Table6.A2" office:value-type="string">
            <text:p text:style-name="Table_20_Contents">ERODIBILITY</text:p>
          </table:table-cell>
          <table:table-cell table:style-name="Table6.B2" office:value-type="string">
            <text:p text:style-name="Table_20_Contents">ERODI</text:p>
          </table:table-cell>
        </table:table-row>
        <table:table-row>
          <table:table-cell table:style-name="Table6.A2" office:value-type="string">
            <text:p text:style-name="Table_20_Contents">TEXT-EROD</text:p>
          </table:table-cell>
          <table:table-cell table:style-name="Table6.B2" office:value-type="string">
            <text:p text:style-name="Table_20_Contents">TXEROD</text:p>
          </table:table-cell>
        </table:table-row>
        <table:table-row>
          <table:table-cell table:style-name="Table6.A2" office:value-type="string">
            <text:p text:style-name="Table_20_Contents">CRUSTING</text:p>
          </table:table-cell>
          <table:table-cell table:style-name="Table6.B2" office:value-type="string">
            <text:p text:style-name="Table_20_Contents">CRUSTING</text:p>
          </table:table-cell>
        </table:table-row>
        <table:table-row>
          <table:table-cell table:style-name="Table6.A2" office:value-type="string">
            <text:p text:style-name="Table_20_Contents">PHYS-CHIM</text:p>
          </table:table-cell>
          <table:table-cell table:style-name="Table6.B2" office:value-type="string">
            <text:p text:style-name="Table_20_Contents">PHYSCHIM</text:p>
          </table:table-cell>
        </table:table-row>
        <table:table-row>
          <table:table-cell table:style-name="Table6.A2" office:value-type="string">
            <text:p text:style-name="Table_20_Contents">TEXT-CRUST</text:p>
          </table:table-cell>
          <table:table-cell table:style-name="Table6.B2" office:value-type="string">
            <text:p text:style-name="Table_20_Contents">TXCRUST</text:p>
          </table:table-cell>
        </table:table-row>
        <table:table-row>
          <table:table-cell table:style-name="Table6.A2" office:value-type="string">
            <text:p text:style-name="Table_20_Contents">EAWC_SUB</text:p>
          </table:table-cell>
          <table:table-cell table:style-name="Table6.B2" office:value-type="string">
            <text:p text:style-name="Table_20_Contents">EAWC_SUB</text:p>
          </table:table-cell>
        </table:table-row>
        <table:table-row>
          <table:table-cell table:style-name="Table6.A2" office:value-type="string">
            <text:p text:style-name="P3">AWC_SUB</text:p>
          </table:table-cell>
          <table:table-cell table:style-name="Table6.B2" office:value-type="string">
            <text:p text:style-name="P3">AWC_SUB</text:p>
          </table:table-cell>
        </table:table-row>
        <table:table-row>
          <table:table-cell table:style-name="Table6.A2" office:value-type="string">
            <text:p text:style-name="Table_20_Contents">EAWC_TOP</text:p>
          </table:table-cell>
          <table:table-cell table:style-name="Table6.B2" office:value-type="string">
            <text:p text:style-name="Table_20_Contents">EAWC_TOP</text:p>
          </table:table-cell>
        </table:table-row>
        <table:table-row>
          <table:table-cell table:style-name="Table6.A2" office:value-type="string">
            <text:p text:style-name="P3">AWC_TOP</text:p>
          </table:table-cell>
          <table:table-cell table:style-name="Table6.B2" office:value-type="string">
            <text:p text:style-name="P3">AWC_TOP</text:p>
          </table:table-cell>
        </table:table-row>
        <table:table-row>
          <table:table-cell table:style-name="Table6.A2" office:value-type="string">
            <text:p text:style-name="Table_20_Contents">PD_SUB</text:p>
          </table:table-cell>
          <table:table-cell table:style-name="Table6.B2" office:value-type="string">
            <text:p text:style-name="Table_20_Contents">PD_SUB</text:p>
          </table:table-cell>
        </table:table-row>
        <table:table-row>
          <table:table-cell table:style-name="Table6.A2" office:value-type="string">
            <text:p text:style-name="Table_20_Contents">PD_TOP</text:p>
          </table:table-cell>
          <table:table-cell table:style-name="Table6.B2" office:value-type="string">
            <text:p text:style-name="Table_20_Contents">PD_TOP</text:p>
          </table:table-cell>
        </table:table-row>
        <table:table-row>
          <table:table-cell table:style-name="Table6.A2" office:value-type="string">
            <text:p text:style-name="Table_20_Contents">STR_SUB</text:p>
          </table:table-cell>
          <table:table-cell table:style-name="Table6.B2" office:value-type="string">
            <text:p text:style-name="Table_20_Contents">STR_SUB</text:p>
          </table:table-cell>
        </table:table-row>
        <table:table-row>
          <table:table-cell table:style-name="Table6.A2" office:value-type="string">
            <text:p text:style-name="Table_20_Contents">STR_TOP</text:p>
          </table:table-cell>
          <table:table-cell table:style-name="Table6.B2" office:value-type="string">
            <text:p text:style-name="Table_20_Contents">STR_TOP</text:p>
          </table:table-cell>
        </table:table-row>
        <table:table-row>
          <table:table-cell table:style-name="Table6.A2" office:value-type="string">
            <text:p text:style-name="Table_20_Contents">TD</text:p>
          </table:table-cell>
          <table:table-cell table:style-name="Table6.B2" office:value-type="string">
            <text:p text:style-name="Table_20_Contents">TD</text:p>
          </table:table-cell>
        </table:table-row>
        <table:table-row>
          <table:table-cell table:style-name="Table6.A2" office:value-type="string">
            <text:p text:style-name="Table_20_Contents">VS</text:p>
          </table:table-cell>
          <table:table-cell table:style-name="Table6.B2" office:value-type="string">
            <text:p text:style-name="Table_20_Contents">VS</text:p>
          </table:table-cell>
        </table:table-row>
        <table:table-row>
          <table:table-cell table:style-name="Table6.A2" office:value-type="string">
            <text:p text:style-name="Table_20_Contents">DR</text:p>
          </table:table-cell>
          <table:table-cell table:style-name="Table6.B2" office:value-type="string">
            <text:p text:style-name="Table_20_Contents">DR</text:p>
          </table:table-cell>
        </table:table-row>
        <table:table-row>
          <table:table-cell table:style-name="Table6.A2" office:value-type="string">
            <text:p text:style-name="Table_20_Contents">BS_SUB</text:p>
          </table:table-cell>
          <table:table-cell table:style-name="Table6.B2" office:value-type="string">
            <text:p text:style-name="Table_20_Contents">BS_SUB</text:p>
          </table:table-cell>
        </table:table-row>
        <table:table-row>
          <table:table-cell table:style-name="Table6.A2" office:value-type="string">
            <text:p text:style-name="P3">BS_TOP</text:p>
          </table:table-cell>
          <table:table-cell table:style-name="Table6.B2" office:value-type="string">
            <text:p text:style-name="P3">BS_TOP</text:p>
          </table:table-cell>
        </table:table-row>
        <table:table-row>
          <table:table-cell table:style-name="Table6.A2" office:value-type="string">
            <text:p text:style-name="Table_20_Contents">CEC_SUB</text:p>
          </table:table-cell>
          <table:table-cell table:style-name="Table6.B2" office:value-type="string">
            <text:p text:style-name="Table_20_Contents">CEC_SUB</text:p>
          </table:table-cell>
        </table:table-row>
        <table:table-row>
          <table:table-cell table:style-name="Table6.A2" office:value-type="string">
            <text:p text:style-name="Table_20_Contents">CEC_TOP</text:p>
          </table:table-cell>
          <table:table-cell table:style-name="Table6.B2" office:value-type="string">
            <text:p text:style-name="Table_20_Contents">CEC_TOP</text:p>
          </table:table-cell>
        </table:table-row>
        <table:table-row>
          <table:table-cell table:style-name="Table6.A2" office:value-type="string">
            <text:p text:style-name="Table_20_Contents">MIN_SUB</text:p>
          </table:table-cell>
          <table:table-cell table:style-name="Table6.B2" office:value-type="string">
            <text:p text:style-name="Table_20_Contents">MIN_SUB</text:p>
          </table:table-cell>
        </table:table-row>
        <table:table-row>
          <table:table-cell table:style-name="Table6.A2" office:value-type="string">
            <text:p text:style-name="Table_20_Contents">MIN_TOP</text:p>
          </table:table-cell>
          <table:table-cell table:style-name="Table6.B2" office:value-type="string">
            <text:p text:style-name="Table_20_Contents">MIN_TOP</text:p>
          </table:table-cell>
        </table:table-row>
        <table:table-row>
          <table:table-cell table:style-name="Table6.A2" office:value-type="string">
            <text:p text:style-name="Table_20_Contents">MIN</text:p>
          </table:table-cell>
          <table:table-cell table:style-name="Table6.B2" office:value-type="string">
            <text:p text:style-name="Table_20_Contents">MIN</text:p>
          </table:table-cell>
        </table:table-row>
        <table:table-row>
          <table:table-cell table:style-name="Table6.A2" office:value-type="string">
            <text:p text:style-name="Table_20_Contents">DIFF</text:p>
          </table:table-cell>
          <table:table-cell table:style-name="Table6.B2" office:value-type="string">
            <text:p text:style-name="Table_20_Contents">DIFF</text:p>
          </table:table-cell>
        </table:table-row>
        <table:table-row>
          <table:table-cell table:style-name="Table6.A2" office:value-type="string">
            <text:p text:style-name="Table_20_Contents">ATC</text:p>
          </table:table-cell>
          <table:table-cell table:style-name="Table6.B2" office:value-type="string">
            <text:p text:style-name="Table_20_Contents">ATC</text:p>
          </table:table-cell>
        </table:table-row>
        <table:table-row>
          <table:table-cell table:style-name="Table6.A2" office:value-type="string">
            <text:p text:style-name="Table_20_Contents">HG</text:p>
          </table:table-cell>
          <table:table-cell table:style-name="Table6.B2" office:value-type="string">
            <text:p text:style-name="Table_20_Contents">HG</text:p>
          </table:table-cell>
        </table:table-row>
        <table:table-row>
          <table:table-cell table:style-name="Table6.A2" office:value-type="string">
            <text:p text:style-name="Table_20_Contents">DIMP</text:p>
          </table:table-cell>
          <table:table-cell table:style-name="Table6.B2" office:value-type="string">
            <text:p text:style-name="Table_20_Contents">DIMP</text:p>
          </table:table-cell>
        </table:table-row>
        <table:table-row>
          <table:table-cell table:style-name="Table6.A2" office:value-type="string">
            <text:p text:style-name="Table_20_Contents">DGH</text:p>
          </table:table-cell>
          <table:table-cell table:style-name="Table6.B2" office:value-type="string">
            <text:p text:style-name="Table_20_Contents">DGH</text:p>
          </table:table-cell>
        </table:table-row>
        <table:table-row>
          <table:table-cell table:style-name="Table6.A2" office:value-type="string">
            <text:p text:style-name="Table_20_Contents">PMH</text:p>
          </table:table-cell>
          <table:table-cell table:style-name="Table6.B2" office:value-type="string">
            <text:p text:style-name="Table_20_Contents">PMH</text:p>
          </table:table-cell>
        </table:table-row>
        <table:table-row>
          <table:table-cell table:style-name="Table6.A2" office:value-type="string">
            <text:p text:style-name="Table_20_Contents">PEAT</text:p>
          </table:table-cell>
          <table:table-cell table:style-name="Table6.B2" office:value-type="string">
            <text:p text:style-name="Table_20_Contents">PEAT</text:p>
          </table:table-cell>
        </table:table-row>
        <table:table-row>
          <table:table-cell table:style-name="Table6.A2" office:value-type="string">
            <text:p text:style-name="P3">OC_TOP</text:p>
          </table:table-cell>
          <table:table-cell table:style-name="Table6.B2" office:value-type="string">
            <text:p text:style-name="P3">OC_TOP</text:p>
          </table:table-cell>
        </table:table-row>
        <table:table-row>
          <table:table-cell table:style-name="Table6.A2" office:value-type="string">
            <text:p text:style-name="Table_20_Contents">ALT</text:p>
          </table:table-cell>
          <table:table-cell table:style-name="Table6.B2" office:value-type="string">
            <text:p text:style-name="Table_20_Contents">ALT</text:p>
          </table:table-cell>
        </table:table-row>
        <table:table-row>
          <table:table-cell table:style-name="Table6.A2" office:value-type="string">
            <text:p text:style-name="Table_20_Contents">USE</text:p>
          </table:table-cell>
          <table:table-cell table:style-name="Table6.B2" office:value-type="string">
            <text:p text:style-name="Table_20_Contents">USE</text:p>
          </table:table-cell>
        </table:table-row>
        <table:table-row>
          <table:table-cell table:style-name="Table6.A2" office:value-type="string">
            <text:p text:style-name="P3">AGLIM2NNI</text:p>
          </table:table-cell>
          <table:table-cell table:style-name="Table6.B2" office:value-type="string">
            <text:p text:style-name="P3">AGLI2NNI</text:p>
          </table:table-cell>
        </table:table-row>
        <table:table-row>
          <table:table-cell table:style-name="Table6.A2" office:value-type="string">
            <text:p text:style-name="P3">AGLIM1NNI</text:p>
          </table:table-cell>
          <table:table-cell table:style-name="Table6.B2" office:value-type="string">
            <text:p text:style-name="P3">AGLI1NNI</text:p>
          </table:table-cell>
        </table:table-row>
        <text:soft-page-break/>
        <table:table-row>
          <table:table-cell table:style-name="Table6.A2" office:value-type="string">
            <text:p text:style-name="Table_20_Contents">TEXT</text:p>
          </table:table-cell>
          <table:table-cell table:style-name="Table6.B2" office:value-type="string">
            <text:p text:style-name="Table_20_Contents">TEXT</text:p>
          </table:table-cell>
        </table:table-row>
      </table:table>
      <text:p text:style-name="Text_20_body">For each of the attributes &lt;X&gt; in the SMU_sgdbe.dbf and SMU_ptrdb.dbf files there as a second and a third attribute, corresponding to the Confidence Level value and the Purity value; these attributes are named as &lt;X&gt;_C and &lt;X&gt;_P.</text:p>
      <text:p text:style-name="Text_20_body">The user who wants to create "dominant value" maps (as the ones under "display thematic maps" should link the SMU_sgdbe.dbf and SMU_ptrdb.dbf tables to the SGDBE4_0.dbf table (link on SMU columns) in order to display attributes.</text:p>
      <text:p text:style-name="Text_20_body"/>
      <text:p text:style-name="Text_20_body"/>
      <text:p text:style-name="P6">References of data</text:p>
      <text:p text:style-name="P6"/>
      <text:p text:style-name="P8">Panagos Panos. The European soil database (2006) GEO: connexion, 5 (7), pp. 32-33.</text:p>
      <text:p text:style-name="P9">For ESDB v2.0: The European Soil Database distribution version 2.0, European Commission and the European Soil Bureau Network, CD-ROM, EUR 19945 EN, 2004.</text:p>
      <text:p text:style-name="P6"/>
      <text:p text:style-name="P12">PTRDB attribute: https://esdac.jrc.ec.europa.eu/content/ptrdb-attributes</text:p>
      <text:p text:style-name="P12">Source:</text:p>
      <text:p text:style-name="Text_20_body">King, D., Jamagne, M.., Daroussin, J., Vanmechelen, L., Van Ranst, E., Hollis, J.M., Thomasson, A.J. and Jones, R.J.A., <text:a xlink:type="simple" xlink:href="https://esdac.jrc.ec.europa.eu/ESDB_Archive/eusoils_docs/other/PTRDBprojRepFinal3.pdf" office:target-frame-name="_blank" xlink:show="new" text:style-name="Internet_20_link" text:visited-style-name="Visited_20_Internet_20_Link">A geographical knowledge database on soil properties for environmental studies</text:a>. Final Report of EC Contract No. 3392004 November 1994 DGXI, Brussels.</text:p>
      <text:p text:style-name="P12"/>
      <text:p text:style-name="P12"/>
      <text:p text:style-name="P11"><text:s text:c="15"/><text:span text:style-name="T2"><text:s text:c="2"/>AGLIM1NNI = Dominant limitation to agricultural use (without no information).</text:span></text:p>
      <text:p text:style-name="P5"><text:s text:c="18"/>0 = No information</text:p>
      <text:p text:style-name="P5"><text:s text:c="18"/>1 = No limitation to agricultural use</text:p>
      <text:p text:style-name="P5"><text:s text:c="18"/>2 = Gravelly (over 35% gravels diameter &lt; 7.5 cm)</text:p>
      <text:p text:style-name="P5"><text:s text:c="18"/>3 = Stony (presence of stones diameter &gt; 7.5 cm, impracticable mechanization)</text:p>
      <text:p text:style-name="P5"><text:s text:c="18"/>4 = Lithic (coherent and hard rock within 50 cm)</text:p>
      <text:p text:style-name="P5"><text:s text:c="18"/>5 = Concretionary (over 35% concretions diameter &lt; 7.5 cm near the surface)</text:p>
      <text:p text:style-name="P5"><text:s text:c="18"/>6 = Petrocalcic (cemented or indurated calcic horizon within 100 cm)</text:p>
      <text:p text:style-name="P5"><text:s text:c="18"/>7 = Saline (electric conductivity &gt; 4 mS.cm-1 within 100 cm)</text:p>
      <text:p text:style-name="P5"><text:s text:c="18"/>8 = Sodic (Na/T &gt; 6% within 100 cm)</text:p>
      <text:p text:style-name="P5"><text:s text:c="18"/>9 = Glaciers and snow-caps</text:p>
      <text:p text:style-name="P5"><text:s text:c="17"/>10 = Soils disturbed by man</text:p>
      <text:p text:style-name="P5"><text:s text:c="17"/>20 = Fragic</text:p>
      <text:p text:style-name="P5"><text:s text:c="17"/>21 = Drained</text:p>
      <text:p text:style-name="P5"><text:s text:c="17"/>22 = Quasi permanently flooded</text:p>
      <text:p text:style-name="P5"><text:s text:c="17"/>30 = Eroded phase, erosion</text:p>
      <text:p text:style-name="P5"><text:s text:c="17"/>31 = Phreatic phase</text:p>
      <text:p text:style-name="P10"><text:s text:c="16"/>---------------------------------------------------------------------------</text:p>
      <text:p text:style-name="P10"><text:soft-page-break/><text:s text:c="16"/><text:bookmark text:name="AGLIM2NNI"/>AGLIM2NNI = Secondary limitation to agricultural use (without no information).</text:p>
      <text:p text:style-name="P10"><text:s text:c="17"/>0 = No information</text:p>
      <text:p text:style-name="P10"><text:s text:c="17"/>1 = No limitation to agricultural use</text:p>
      <text:p text:style-name="P10"><text:s text:c="17"/>2 = Gravelly (over 35% gravels diameter &lt; 7.5 cm)</text:p>
      <text:p text:style-name="P10"><text:s text:c="17"/>3 = Stony (presence of stones diameter &gt; 7.5 cm, impracticable mechanization)</text:p>
      <text:p text:style-name="P10"><text:s text:c="17"/>4 = Lithic (coherent and hard rock within 50 cm)</text:p>
      <text:p text:style-name="P10"><text:s text:c="16"/>5 = Concretionary (over 35% concretions diameter &lt; 7.5 cm near the surface)</text:p>
      <text:p text:style-name="P10"><text:s text:c="16"/>6 = Petrocalcic (cemented or indurated calcic horizon within 100 cm)</text:p>
      <text:p text:style-name="P10"><text:s text:c="18"/>7 = Saline (electric conductivity &gt; 4 mS.cm-1 within 100 cm)</text:p>
      <text:p text:style-name="P10"><text:s text:c="20"/>8 = Sodic (Na/T &gt; 6% within 100 cm)</text:p>
      <text:p text:style-name="P10"><text:s text:c="20"/>9 = Glaciers and snow-caps</text:p>
      <text:p text:style-name="P10"><text:s text:c="19"/>10 = Soils disturbed by man</text:p>
      <text:p text:style-name="P10"><text:s text:c="19"/>20 = Fragic</text:p>
      <text:p text:style-name="P10"><text:s text:c="19"/>21 = Drained</text:p>
      <text:p text:style-name="P10"><text:s text:c="19"/>22 = Quasi permanently flooded</text:p>
      <text:p text:style-name="P10"><text:s text:c="19"/>30 = Eroded phase, erosion</text:p>
      <text:p text:style-name="P10"><text:s text:c="19"/>31 = Phreatic phase</text:p>
      <text:p text:style-name="P10"/>
      <text:p text:style-name="P10"><text:s text:c="16"/>---------------------------------------------------------------------------</text:p>
      <text:p text:style-name="P10"><text:s text:c="16"/><text:bookmark text:name="ALT"/>ALT = ELEVATION</text:p>
      <text:p text:style-name="P10"><text:s text:c="19"/># = No information</text:p>
      <text:p text:style-name="P10"><text:s text:c="19"/>L = Lowlands &amp; intermediate</text:p>
      <text:p text:style-name="P10"><text:s text:c="19"/>U = Uplands &amp; mountains</text:p>
      <text:p text:style-name="P10"><text:s text:c="16"/>---------------------------------------------------------------------------</text:p>
      <text:p text:style-name="P10"><text:s text:c="16"/><text:bookmark text:name="ATC"/>ATC</text:p>
      <text:p text:style-name="P10"><text:s text:c="16"/>Regrouped accumulated mean annual temperature class (ATC) (source: JRC-MARS)</text:p>
      <text:p text:style-name="P10"><text:s text:c="16"/>H: High (&gt; 3000°C)</text:p>
      <text:p text:style-name="P10"><text:s text:c="16"/>M: Medium (1800-3000°C)</text:p>
      <text:p text:style-name="P10"><text:s text:c="16"/>L: Low (&lt; 1800°C)</text:p>
      <text:p text:style-name="P10"><text:s text:c="16"/>---------------------------------------------------------------------------</text:p>
      <text:p text:style-name="P10"><text:s/><text:span text:style-name="T2"><text:s text:c="15"/></text:span><text:bookmark text:name="AWC_SUB"/><text:span text:style-name="T2">AWC_SUB = Subsoil available water capacity.</text:span></text:p>
      <text:p text:style-name="P5"><text:s text:c="19"/>VL = Very low ( ~ 0 mm/m)</text:p>
      <text:p text:style-name="P5"><text:s text:c="19"/>L = Low ( &lt; 100 mm/m)</text:p>
      <text:p text:style-name="P5"><text:s text:c="19"/>M = Medium (100 - 140 mm/m)</text:p>
      <text:p text:style-name="P5"><text:s text:c="19"/>H = High (140 - 190 mm/m)</text:p>
      <text:p text:style-name="P5"><text:s text:c="19"/>VH = Very high ( &gt; 190 mm/m)</text:p>
      <text:p text:style-name="P5"><text:s text:c="19"/># = No data or not applicable</text:p>
      <text:p text:style-name="P5"><text:s text:c="16"/>---------------------------------------------------------------------------</text:p>
      <text:p text:style-name="P5"><text:s text:c="16"/><text:bookmark text:name="AWC_TOP"/>AWC_TOP = Topsoil available water capacity.</text:p>
      <text:p text:style-name="P5"><text:s text:c="19"/>L = Low ( &lt; 100 mm/m)</text:p>
      <text:p text:style-name="P5"><text:s text:c="19"/>M = Medium (100 - 140 mm/m)</text:p>
      <text:p text:style-name="P5"><text:s text:c="19"/>H = High (140 - 190 mm/m)</text:p>
      <text:p text:style-name="P5"><text:s text:c="19"/>VH = Very high ( &gt; 190 mm/m)</text:p>
      <text:p text:style-name="P5"><text:s text:c="19"/># = No data or not applicable</text:p>
      <text:p text:style-name="P10"><text:s text:c="16"/>---------------------------------------------------------------------------</text:p>
      <text:p text:style-name="P10"><text:s text:c="16"/><text:bookmark text:name="BS_SUB"/><text:span text:style-name="T4">BS_SUB = Base saturation of the subsoil.</text:span></text:p>
      <text:p text:style-name="P14"><text:s text:c="19"/>H = High ( &gt; 50 %)</text:p>
      <text:p text:style-name="P14"><text:s text:c="19"/>L = Low ( &lt; 50 %)</text:p>
      <text:p text:style-name="P14"><text:s text:c="16"/>---------------------------------------------------------------------------</text:p>
      <text:p text:style-name="P14"><text:s text:c="16"/><text:bookmark text:name="BS_TOP"/>BS_TOP = Base saturation of the topsoil.</text:p>
      <text:p text:style-name="P14"><text:s text:c="19"/>H = High ( &gt; 75 %)</text:p>
      <text:p text:style-name="P14"><text:s text:c="19"/>M = Medium (50 - 75 %)</text:p>
      <text:p text:style-name="P14"><text:s text:c="19"/>L = Low ( &lt; 50 %)</text:p>
      <text:p text:style-name="P10"><text:soft-page-break/><text:s text:c="16"/>---------------------------------------------------------------------------</text:p>
      <text:p text:style-name="P10"><text:s text:c="16"/><text:bookmark text:name="CEC_SUB"/>CEC_SUB = Subsoil cation exchange capacity.</text:p>
      <text:p text:style-name="P10"><text:s text:c="19"/>H = High ( &gt; 40 cmol(+)/kg)</text:p>
      <text:p text:style-name="P10"><text:s text:c="19"/>M = Medium (15-40 cmol(+)/kg)</text:p>
      <text:p text:style-name="P10"><text:s text:c="19"/>L = Low ( &lt; 15 cmol(+)/kg)</text:p>
      <text:p text:style-name="P10"><text:s text:c="24"/>---------------------------------------------------------------------------</text:p>
      <text:p text:style-name="P10"><text:s text:c="16"/><text:bookmark text:name="CEC_TOP"/>CEC_TOP = Topsoil cation exchange capacity.</text:p>
      <text:p text:style-name="P10"><text:s text:c="19"/>H = High ( &gt; 40 cmol(+)/kg)</text:p>
      <text:p text:style-name="P10"><text:s text:c="19"/>M = Medium (15-40 cmol(+)/kg)</text:p>
      <text:p text:style-name="P10"><text:s text:c="19"/>L = Low ( &lt; 15 cmol(+)/kg)</text:p>
      <text:p text:style-name="P10"><text:s text:c="16"/>---------------------------------------------------------------------------</text:p>
      <text:p text:style-name="P10"><text:s text:c="16"/><text:bookmark text:name="CRUSTING"/>CRUSTING = Soil crusting class.</text:p>
      <text:p text:style-name="P10"><text:s text:c="19"/>1 = Very weak</text:p>
      <text:p text:style-name="P10"><text:s text:c="19"/>2 = Weak</text:p>
      <text:p text:style-name="P10"><text:s text:c="19"/>3 = Moderate</text:p>
      <text:p text:style-name="P10"><text:s text:c="19"/>4 = Strong</text:p>
      <text:p text:style-name="P10"><text:s text:c="19"/>5 = Very strong</text:p>
      <text:p text:style-name="P10"><text:s text:c="16"/>---------------------------------------------------------------------------</text:p>
      <text:p text:style-name="P5"><text:s text:c="16"/><text:bookmark text:name="DGH"/>DGH = Depth to a gleyed horizon.</text:p>
      <text:p text:style-name="P5"><text:s text:c="19"/>S = Shallow ( &lt; 40 cm)</text:p>
      <text:p text:style-name="P5"><text:s text:c="19"/>M = Moderate (40 - 80 cm)</text:p>
      <text:p text:style-name="P5"><text:s text:c="19"/>D = Deep (80 - 120 cm)</text:p>
      <text:p text:style-name="P5"><text:s text:c="19"/>V = Very deep ( &gt; 120 cm)</text:p>
      <text:p text:style-name="P10"><text:s text:c="16"/>---------------------------------------------------------------------------</text:p>
      <text:p text:style-name="P10"><text:s text:c="16"/><text:bookmark text:name="DIFF"/>DIFF = Soil profile differentiation.</text:p>
      <text:p text:style-name="P10"><text:s text:c="19"/>H = High differentiation</text:p>
      <text:p text:style-name="P10"><text:s text:c="19"/>L = Low differentiation</text:p>
      <text:p text:style-name="P10"><text:s text:c="19"/>O = No differentiation</text:p>
      <text:p text:style-name="P10"><text:s text:c="16"/>---------------------------------------------------------------------------</text:p>
      <text:p text:style-name="P10"><text:s text:c="16"/><text:bookmark text:name="DIMP"/>DIMP = Depth to an impermeable layer.</text:p>
      <text:p text:style-name="P10"><text:s text:c="19"/>S = Shallow ( &lt; 80 cm)</text:p>
      <text:p text:style-name="P10"><text:s text:c="19"/>D = Deep ( &gt; 80 cm)</text:p>
      <text:p text:style-name="P10"><text:s text:c="16"/>---------------------------------------------------------------------------</text:p>
      <text:p text:style-name="P10"><text:s text:c="16"/><text:bookmark text:name="DR"/>DR = Depth to rock.</text:p>
      <text:p text:style-name="P10"><text:s text:c="19"/>S = Shallow ( &lt; 40 cm)</text:p>
      <text:p text:style-name="P10"><text:s text:c="19"/>M = Moderate (40 - 80 cm)</text:p>
      <text:p text:style-name="P10"><text:s text:c="19"/>D = Deep (80 - 120 cm)</text:p>
      <text:p text:style-name="P10"><text:s text:c="19"/>V = Very deep ( &gt; 120 cm)</text:p>
      <text:p text:style-name="P10"><text:s text:c="16"/>---------------------------------------------------------------------------</text:p>
      <text:p text:style-name="P10"><text:s text:c="16"/><text:bookmark text:name="EAWC_SUB"/>EAWC_SUB = Subsoil easily available water capacity.</text:p>
      <text:p text:style-name="P10"><text:s text:c="19"/>VL = Very low ( ~ 0 mm/m)</text:p>
      <text:p text:style-name="P10"><text:s text:c="19"/>L = Low ( &lt; 100 mm/m)</text:p>
      <text:p text:style-name="P10"><text:s text:c="19"/>M = Medium (100 - 140 mm/m)</text:p>
      <text:p text:style-name="P10"><text:s text:c="19"/>H = High (140 - 190 mm/m)</text:p>
      <text:p text:style-name="P10"><text:s text:c="19"/>VH = Very high ( &gt; 190 mm/m)</text:p>
      <text:p text:style-name="P10"><text:s text:c="19"/># = No data or not applicable</text:p>
      <text:p text:style-name="P10"><text:s text:c="16"/>---------------------------------------------------------------------------</text:p>
      <text:p text:style-name="P10"><text:s text:c="16"/><text:bookmark text:name="EAWC_TOP"/>EAWC_TOP = Topsoil easily available water capacity.</text:p>
      <text:p text:style-name="P10"><text:s text:c="19"/>L = Low ( &lt; 100 mm/m)</text:p>
      <text:p text:style-name="P10"><text:s text:c="19"/>M = Medium (100 - 140 mm/m)</text:p>
      <text:p text:style-name="P10"><text:s text:c="19"/>H = High (140 - 190 mm/m)</text:p>
      <text:p text:style-name="P10"><text:s text:c="19"/>VH = Very high ( &gt; 190 mm/m)</text:p>
      <text:p text:style-name="P10"><text:s text:c="19"/># = No data or not applicable</text:p>
      <text:p text:style-name="P10"><text:s text:c="16"/>---------------------------------------------------------------------------</text:p>
      <text:p text:style-name="P5"><text:soft-page-break/><text:s text:c="16"/><text:bookmark text:name="ERODIBILITY"/>ERODIBILITY = Soil erodibility class.</text:p>
      <text:p text:style-name="P5"><text:s text:c="19"/>1 = Very weak</text:p>
      <text:p text:style-name="P5"><text:s text:c="19"/>2 = Weak</text:p>
      <text:p text:style-name="P5"><text:s text:c="19"/>3 = Moderate</text:p>
      <text:p text:style-name="P5"><text:s text:c="19"/>4 = Strong</text:p>
      <text:p text:style-name="P5"><text:s text:c="19"/>5 = Very strong</text:p>
      <text:p text:style-name="P10"><text:s text:c="16"/>---------------------------------------------------------------------------</text:p>
      <text:p text:style-name="P10"><text:s text:c="15"/><text:span text:style-name="T4"><text:s/></text:span><text:bookmark text:name="HG"/><text:span text:style-name="T4">HG = Hydrogeological class. --&gt; </text:span><text:span text:style-name="T5">keine Aufschlüsselung?!</text:span></text:p>
      <text:p text:style-name="P14"><text:s text:c="19"/>1R = 1R</text:p>
      <text:p text:style-name="P14"><text:s text:c="19"/>1C = 1C</text:p>
      <text:p text:style-name="P14"><text:s text:c="19"/>1S = 1S</text:p>
      <text:p text:style-name="P14"><text:s text:c="19"/>1L = 1L</text:p>
      <text:p text:style-name="P14"><text:s text:c="19"/>1H = 1H</text:p>
      <text:p text:style-name="P14"><text:s text:c="19"/>1M = 1M</text:p>
      <text:p text:style-name="P14"><text:s text:c="19"/>2 = 2</text:p>
      <text:p text:style-name="P14"><text:s text:c="19"/>3 = 3</text:p>
      <text:p text:style-name="P14"><text:s text:c="19"/>4W = 4W</text:p>
      <text:p text:style-name="P14"><text:s text:c="19"/>4D = 4D</text:p>
      <text:p text:style-name="P10"><text:span text:style-name="T4"><text:s text:c="15"/></text:span><text:s/>---------------------------------------------------------------------------</text:p>
      <text:p text:style-name="P10"><text:s text:c="16"/><text:bookmark text:name="MIN"/>MIN = Profile mineralogy.</text:p>
      <text:p text:style-name="P10"><text:s text:c="19"/>C = Chemical or Geochemical</text:p>
      <text:p text:style-name="P10"><text:s text:c="19"/>M = Mechanical or Physical</text:p>
      <text:p text:style-name="P10"><text:s text:c="19"/>MC = Chemical and Mechanical</text:p>
      <text:p text:style-name="P10"><text:s text:c="19"/>ND = No differentiation</text:p>
      <text:p text:style-name="P10"><text:s text:c="16"/>---------------------------------------------------------------------------</text:p>
      <text:p text:style-name="P10"><text:s text:c="16"/><text:bookmark text:name="MIN_SUB"/>MIN_SUB = Subsoil mineralogy.</text:p>
      <text:p text:style-name="P10"><text:s text:c="19"/>KQ = 1/1 Minerals + Quartz</text:p>
      <text:p text:style-name="P10"><text:s text:c="19"/>KX = 1/1 Min. + Oxy. &amp; Hydroxy.</text:p>
      <text:p text:style-name="P10"><text:s text:c="19"/>MK = 2/1 &amp; 1/1 Minerals</text:p>
      <text:p text:style-name="P10"><text:s text:c="19"/>M = 2/1 &amp; 2/1/1 non swel. Min.</text:p>
      <text:p text:style-name="P10"><text:s text:c="19"/>MS = Swel. &amp; non swel. 2/1 Min.</text:p>
      <text:p text:style-name="P10"><text:s text:c="19"/>S = Swelling 2/1 Minerals</text:p>
      <text:p text:style-name="P10"><text:s text:c="19"/>TV = Vitric Minerals</text:p>
      <text:p text:style-name="P10"><text:s text:c="19"/>TO = Andic Minerals</text:p>
      <text:p text:style-name="P10"><text:s text:c="19"/>NA = Not applicable</text:p>
      <text:p text:style-name="P10"/>
      <text:p text:style-name="P10"><text:s text:c="16"/>---------------------------------------------------------------------------</text:p>
      <text:p text:style-name="P10"><text:s text:c="16"/><text:bookmark text:name="MIN_TOP"/>MIN_TOP = Topsoil mineralogy.</text:p>
      <text:p text:style-name="P10"><text:s text:c="19"/>KQ = 1/1 Minerals + Quartz</text:p>
      <text:p text:style-name="P10"><text:s text:c="19"/>KX = 1/1 Min. + Oxy. &amp; Hydroxy.</text:p>
      <text:p text:style-name="P10"><text:s text:c="19"/>MK = 2/1 &amp; 1/1 Minerals</text:p>
      <text:p text:style-name="P10"><text:s text:c="19"/>M = 2/1 &amp; 2/1/1 non swel. Min.</text:p>
      <text:p text:style-name="P10"><text:s text:c="19"/>MS = Swel. &amp; non swel. 2/1 Min.</text:p>
      <text:p text:style-name="P10"><text:s text:c="19"/>S = Swelling 2/1 Minerals</text:p>
      <text:p text:style-name="P10"><text:s text:c="19"/>TV = Vitric Minerals</text:p>
      <text:p text:style-name="P10"><text:s text:c="19"/>TO = Andic Minerals</text:p>
      <text:p text:style-name="P10"><text:s text:c="19"/>NA = Not applicable</text:p>
      <text:p text:style-name="P10"><text:s text:c="16"/>---------------------------------------------------------------------------</text:p>
      <text:p text:style-name="P5"><text:s text:c="16"/><text:bookmark text:name="OC_TOP"/>OC_TOP = Topsoil organic carbon content.</text:p>
      <text:p text:style-name="P5"><text:s text:c="19"/>H = High ( &gt; 6 %)</text:p>
      <text:p text:style-name="P5"><text:s text:c="19"/>M = Medium (2 - 6 %)</text:p>
      <text:p text:style-name="P5"><text:s text:c="19"/>L = Low (1 - 2 %)</text:p>
      <text:p text:style-name="P5"><text:s text:c="19"/>V = Very low ( &lt; 1 %)</text:p>
      <text:p text:style-name="P10"><text:s text:c="16"/>---------------------------------------------------------------------------</text:p>
      <text:p text:style-name="P10"><text:s text:c="16"/><text:bookmark text:name="PD_SUB"/>PD_SUB = Subsoil packing density.</text:p>
      <text:p text:style-name="P10"><text:s text:c="19"/>L = Low</text:p>
      <text:p text:style-name="P10"><text:s text:c="19"/>M = Medium</text:p>
      <text:p text:style-name="P10"><text:s text:c="19"/>H = High</text:p>
      <text:p text:style-name="P10"><text:soft-page-break/><text:s text:c="16"/>---------------------------------------------------------------------------</text:p>
      <text:p text:style-name="P10"><text:s text:c="16"/><text:bookmark text:name="PD_TOP"/>PD_TOP = Topsoil packing density.</text:p>
      <text:p text:style-name="P10"><text:s text:c="19"/>L = Low</text:p>
      <text:p text:style-name="P10"><text:s text:c="19"/>M = Medium</text:p>
      <text:p text:style-name="P10"><text:s text:c="19"/>H = High</text:p>
      <text:p text:style-name="P10"><text:s text:c="16"/>---------------------------------------------------------------------------</text:p>
      <text:p text:style-name="P10"><text:s text:c="16"/><text:bookmark text:name="PEAT"/>PEAT = Peat.</text:p>
      <text:p text:style-name="P10"><text:s text:c="19"/>N = No</text:p>
      <text:p text:style-name="P10"><text:s text:c="19"/>Y = Yes</text:p>
      <text:p text:style-name="P10"><text:s text:c="16"/>---------------------------------------------------------------------------</text:p>
      <text:p text:style-name="P10"><text:s text:c="16"/><text:bookmark text:name="PHYS_CHIM"/>PHYS-CHIM = Physico-chemical factor of soil crusting &amp; erodibility.</text:p>
      <text:p text:style-name="P10"><text:s text:c="19"/>1 = Very favourable</text:p>
      <text:p text:style-name="P10"><text:s text:c="19"/>2 = Favourable</text:p>
      <text:p text:style-name="P10"><text:s text:c="19"/>3 = Medium</text:p>
      <text:p text:style-name="P10"><text:s text:c="19"/>4 = Unfavourable</text:p>
      <text:p text:style-name="P10"><text:s text:c="19"/>5 = Very unfavourable</text:p>
      <text:p text:style-name="P10"><text:s text:c="16"/>---------------------------------------------------------------------------</text:p>
      <text:p text:style-name="P10"><text:s text:c="16"/><text:bookmark text:name="PMH"/>PMH = Parent material hydrogeological type.</text:p>
      <text:p text:style-name="P10"><text:s text:c="19"/>R = Porous - Stor. ~ Perm. +</text:p>
      <text:p text:style-name="P10"><text:s text:c="19"/>C = Porous 2 Stor. ~ Perm. +</text:p>
      <text:p text:style-name="P10"><text:s text:c="19"/>S = Porous 1 Stor. + Perm. +</text:p>
      <text:p text:style-name="P10"><text:s text:c="19"/>L = Stor. - Perm. -</text:p>
      <text:p text:style-name="P10"><text:s text:c="19"/>H = Hard. Stor. -- Perm. --</text:p>
      <text:p text:style-name="P10"><text:s text:c="19"/>M = Soft. Stor. -- Perm. --</text:p>
      <text:p text:style-name="P10"><text:s text:c="19"/># = No information</text:p>
      <text:p text:style-name="P12"/>
      <text:p text:style-name="P12"/>
      <text:p text:style-name="P12"/>
      <text:p text:style-name="P11"/>
      <text:p text:style-name="P10"><text:s text:c="16"/>---------------------------------------------------------------------------</text:p>
      <text:p text:style-name="P10"><text:s text:c="16"/><text:bookmark text:name="STR_SUB"/>STR_SUB = Subsoil structure.</text:p>
      <text:p text:style-name="P10"><text:s text:c="19"/>G = Good</text:p>
      <text:p text:style-name="P10"><text:s text:c="19"/>N = Normal</text:p>
      <text:p text:style-name="P10"><text:s text:c="19"/>P = Poor</text:p>
      <text:p text:style-name="P10"><text:s text:c="19"/>O = Peaty subsoil</text:p>
      <text:p text:style-name="P10"><text:s text:c="16"/>---------------------------------------------------------------------------</text:p>
      <text:p text:style-name="P10"><text:s text:c="16"/><text:bookmark text:name="STR_TOP"/>STR_TOP = Topsoil structure.</text:p>
      <text:p text:style-name="P10"><text:s text:c="19"/>G = Good</text:p>
      <text:p text:style-name="P10"><text:s text:c="19"/>N = Normal</text:p>
      <text:p text:style-name="P10"><text:s text:c="19"/>P = Poor</text:p>
      <text:p text:style-name="P10"><text:s text:c="19"/>H = Humic or Peaty topsoil</text:p>
      <text:p text:style-name="P10"><text:s text:c="16"/>---------------------------------------------------------------------------</text:p>
      <text:p text:style-name="P10"><text:s text:c="16"/><text:bookmark text:name="TD"/>TD = Rule infered subsoil texture.</text:p>
      <text:p text:style-name="P10"><text:s text:c="19"/>0 = No information</text:p>
      <text:p text:style-name="P10"><text:s text:c="19"/>9 = No texture (histosols, ...)</text:p>
      <text:p text:style-name="P10"><text:s text:c="19"/>1 = Coarse (clay &lt; 18 % and sand &gt; 65 %)</text:p>
      <text:p text:style-name="P10"><text:s text:c="19"/>2 = Medium (18% &lt; clay &lt; 35% and sand &gt; 15%, or clay &lt; 18% and 15% &lt; sand &lt; 65%)</text:p>
      <text:p text:style-name="P10"><text:s text:c="19"/>3 = Medium fine (clay &lt; 35 % and sand &lt; 15 %)</text:p>
      <text:p text:style-name="P10"><text:s text:c="19"/>4 = Fine (35 % &lt; clay &lt; 60 %)</text:p>
      <text:p text:style-name="P10"><text:s text:c="19"/>5 = Very fine (clay &gt; 60 %)</text:p>
      <text:p text:style-name="P10"/>
      <text:p text:style-name="P10"><text:soft-page-break/><text:s text:c="16"/>---------------------------------------------------------------------------</text:p>
      <text:p text:style-name="P10"><text:s text:c="16"/><text:bookmark text:name="TEXT"/>TEXT = Dominant surface textural class (infered).</text:p>
      <text:p text:style-name="P10"><text:s text:c="19"/>1 = Coarse (clay &lt; 18 % and sand &gt; 65 %)</text:p>
      <text:p text:style-name="P10"><text:s text:c="19"/>2 = Medium (18% &lt; clay &lt; 35% and sand &gt; 15%,\or clay &lt; 18% and 15% &lt; sand &lt; 65%)</text:p>
      <text:p text:style-name="P10"><text:s text:c="19"/>3 = Medium fine (clay &lt; 35 % and sand &lt; 15 %)</text:p>
      <text:p text:style-name="P10"><text:s text:c="19"/>4 = Fine (35 % &lt; clay &lt; 60 %)</text:p>
      <text:p text:style-name="P10"><text:s text:c="19"/>5 = Very fine (clay &gt; 60 %)</text:p>
      <text:p text:style-name="P10"><text:s text:c="19"/>7 = No texture (because of rock outcrop)</text:p>
      <text:p text:style-name="P10"><text:s text:c="19"/>8 = No texture (because of organic layer)</text:p>
      <text:p text:style-name="P10"><text:s text:c="19"/>6 = No texture (other cases)</text:p>
      <text:p text:style-name="P10"><text:s text:c="19"/>0 = No information</text:p>
      <text:p text:style-name="P10"><text:s text:c="16"/>---------------------------------------------------------------------------</text:p>
      <text:p text:style-name="P10"><text:s text:c="16"/><text:bookmark text:name="TEXT_CRUST"/>TEXT-CRUST = Textural factor of soil crusting.</text:p>
      <text:p text:style-name="P10"><text:s text:c="19"/>1 = Very favourable</text:p>
      <text:p text:style-name="P10"><text:s text:c="19"/>2 = Favourable</text:p>
      <text:p text:style-name="P10"><text:s text:c="19"/>3 = Medium</text:p>
      <text:p text:style-name="P10"><text:s text:c="19"/>4 = Unfavourable</text:p>
      <text:p text:style-name="P10"><text:s text:c="19"/>5 = Very unfavourable</text:p>
      <text:p text:style-name="P10"><text:s text:c="16"/>---------------------------------------------------------------------------</text:p>
      <text:p text:style-name="P10"><text:s text:c="16"/><text:bookmark text:name="TEXT_EROD"/>TEXT-EROD = Textural factor of soil erodibility.</text:p>
      <text:p text:style-name="P10"><text:s text:c="19"/>1 = Very favourable</text:p>
      <text:p text:style-name="P10"><text:s text:c="19"/>2 = Favourable</text:p>
      <text:p text:style-name="P10"><text:s text:c="19"/>3 = Medium</text:p>
      <text:p text:style-name="P10"><text:s text:c="19"/>4 = Unfavourable</text:p>
      <text:p text:style-name="P10"><text:s text:c="19"/>5 = Very unfavourable</text:p>
      <text:p text:style-name="P10"><text:s text:c="16"/>---------------------------------------------------------------------------</text:p>
      <text:p text:style-name="P10"><text:s text:c="24"/><text:bookmark text:name="USE"/>USE = Regrouped land use class.</text:p>
      <text:p text:style-name="P10"><text:s text:c="19"/>HG = Halophile Grassland</text:p>
      <text:p text:style-name="P10"><text:s text:c="19"/>MG = Managed Grassland</text:p>
      <text:p text:style-name="P10"><text:s text:c="19"/>SN = Semi-natural</text:p>
      <text:p text:style-name="P10"><text:s text:c="19"/>C = Cultivated</text:p>
      <text:p text:style-name="P10"><text:s text:c="19"/># = No information</text:p>
      <text:p text:style-name="P10"><text:s text:c="24"/>---------------------------------------------------------------------------</text:p>
      <text:p text:style-name="P10"><text:s text:c="24"/><text:bookmark text:name="VS"/>VS = Volume of stones.</text:p>
      <text:p text:style-name="P10"><text:s text:c="19"/>00 = <text:s/>0 % stones</text:p>
      <text:p text:style-name="P10"><text:s text:c="19"/>10 = 10 % stones</text:p>
      <text:p text:style-name="P10"><text:s text:c="19"/>15 = 15 % stones</text:p>
      <text:p text:style-name="P10"><text:s text:c="19"/>20 = 20 % stones</text:p>
      <text:p text:style-name="P10"><text:s text:c="24"/>---------------------------------------------------------------------------</text:p>
      <text:p text:style-name="P12"/>
      <text:p text:style-name="P7"/>
      <text:p text:style-name="Standard"/>
      <text:h text:style-name="Heading_20_2" text:outline-level="2">When making reference to the ESDAC </text:h>
      <text:list xml:id="list3225968921" text:style-name="L3">
        <text:list-item>
          <text:p text:style-name="P20">Panagos, P., Van Liedekerke, M., Borrelli, P., Köninger, J., Ballabio, C., Orgiazzi, A., Lugato, E., Liakos, L., Hervas, J., Jones, A.  Montanarella, L. 2022. <text:a xlink:type="simple" xlink:href="https://bsssjournals.onlinelibrary.wiley.com/doi/full/10.1111/ejss.13315" office:target-frame-name="_blank" xlink:show="new" text:style-name="Internet_20_link" text:visited-style-name="Visited_20_Internet_20_Link">European Soil Data Centre 2.0: Soil data and knowledge in support of the EU policies</text:a>. European Journal of Soil Science, 73(6), e13315. DOI: 10.1111/ejss.13315</text:p>
        </text:list-item>
        <text:list-item>
          <text:p text:style-name="P20">Panagos P., Van Liedekerke M., Jones A., Montanarella L., “European Soil Data Centre: Response to European policy support and public data requirements”; (2012) Land Use Policy, 29 (2), pp. 329-338. doi:10.1016/j.landusepol.2011.07.003</text:p>
        </text:list-item>
        <text:list-item>
          <text:p text:style-name="P19">European Soil Data Centre (ESDAC), esdac.jrc.ec.europa.eu, European Commission, Joint Research Centre</text:p>
        </text:list-item>
      </text:list>
      <text:p text:style-name="Standard"/>
      <text:p text:style-name="Standard"/>
      <text:p text:style-name="P1">aus: <text:a xlink:type="simple" xlink:href="https://esdac.jrc.ec.europa.eu/tmp_dataset_access_req_94038" text:style-name="Internet_20_link" text:visited-style-name="Visited_20_Internet_20_Link">https://esdac.jrc.ec.europa.eu/tmp_dataset_access_req_94038</text:a> → temporäre download – site </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9T15:11:15.048477414</meta:creation-date>
    <dc:date>2024-12-27T17:54:57.951209140</dc:date>
    <meta:editing-duration>PT23H34M34S</meta:editing-duration>
    <meta:editing-cycles>12</meta:editing-cycles>
    <meta:generator>LibreOffice/7.3.7.2$Linux_X86_64 LibreOffice_project/30$Build-2</meta:generator>
    <meta:document-statistic meta:table-count="6" meta:image-count="0" meta:object-count="0" meta:page-count="13" meta:paragraph-count="641" meta:word-count="3097" meta:character-count="24328" meta:non-whitespace-character-count="17031"/>
  </office:meta>
</office:document-meta>
</file>